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dee6ef" draw:textarea-horizontal-align="justify" draw:textarea-vertical-align="middle" draw:auto-grow-height="false" fo:min-height="3.704cm" fo:min-width="5.308cm" fo:wrap-option="wrap"/>
    </style:style>
    <style:style style:name="gr3" style:family="graphic" style:parent-style-name="standard">
      <style:graphic-properties draw:stroke="none" draw:fill="none" fo:min-height="1.528cm"/>
      <style:paragraph-properties style:writing-mode="lr-tb"/>
    </style:style>
    <style:style style:name="gr4" style:family="graphic" style:parent-style-name="standard">
      <style:graphic-properties draw:textarea-horizontal-align="justify" draw:textarea-vertical-align="middle" draw:auto-grow-height="false" fo:min-height="1.02cm" fo:min-width="14.486cm"/>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draw:fill="none" fo:min-height="1.199cm"/>
      <style:paragraph-properties style:writing-mode="lr-tb"/>
    </style:style>
    <style:style style:name="gr7" style:family="graphic" style:parent-style-name="standard">
      <style:graphic-properties draw:stroke="none" draw:fill="none" fo:min-height="1.274cm"/>
      <style:paragraph-properties style:writing-mode="lr-tb"/>
    </style:style>
    <style:style style:name="gr8" style:family="graphic" style:parent-style-name="standard">
      <style:graphic-properties draw:textarea-horizontal-align="justify" draw:textarea-vertical-align="middle" draw:auto-grow-height="false" fo:min-height="1.02cm" fo:min-width="14.748cm"/>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standard">
      <style:graphic-properties draw:stroke="none" draw:fill="none" fo:min-height="1.221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draw:fill="none" fo:min-height="2.833cm"/>
      <style:paragraph-properties style:writing-mode="lr-tb"/>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fill-color="#b4c7dc" draw:textarea-horizontal-align="justify" draw:textarea-vertical-align="middle" draw:auto-grow-height="false" fo:min-height="1.02cm" fo:min-width="14.748cm"/>
    </style:style>
    <style:style style:name="gr15"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16"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7" style:family="graphic" style:parent-style-name="standard">
      <style:graphic-properties draw:stroke="none" draw:fill="none" fo:min-height="1.423cm"/>
      <style:paragraph-properties style:writing-mode="lr-tb"/>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2" style:family="graphic" style:parent-style-name="objectwithoutfill">
      <style:graphic-properties draw:marker-end="Arrowheads_20_11" draw:marker-end-width="0.3cm" draw:fill="none" draw:textarea-vertical-align="middle"/>
    </style:style>
    <style:style style:name="gr23" style:family="graphic" style:parent-style-name="objectwithoutfill">
      <style:graphic-properties draw:marker-end="Arrowheads_20_12" draw:marker-end-width="0.3cm" draw:fill="none" draw:textarea-vertical-align="middle"/>
    </style:style>
    <style:style style:name="gr24"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25" style:family="graphic" style:parent-style-name="standard">
      <style:graphic-properties draw:textarea-vertical-align="middle" draw:auto-grow-height="false" fo:min-height="5.338cm" fo:min-width="3.703cm" fo:wrap-option="wrap"/>
    </style:style>
    <style:style style:name="gr26" style:family="graphic" style:parent-style-name="standard">
      <style:graphic-properties draw:stroke="none" draw:fill="none" fo:min-height="1.477cm"/>
      <style:paragraph-properties style:writing-mode="lr-tb"/>
    </style:style>
    <style:style style:name="gr27" style:family="graphic" style:parent-style-name="standard">
      <style:graphic-properties draw:stroke="none" draw:fill="none" fo:min-height="1.985cm"/>
      <style:paragraph-properties style:writing-mode="lr-tb"/>
    </style:style>
    <style:style style:name="gr28" style:family="graphic" style:parent-style-name="standard">
      <style:graphic-properties draw:stroke="none" draw:fill="none" fo:min-height="2.051cm"/>
      <style:paragraph-properties style:writing-mode="lr-tb"/>
    </style:style>
    <style:style style:name="gr29" style:family="graphic" style:parent-style-name="standard">
      <style:graphic-properties draw:stroke="none" draw:fill="none" fo:min-height="1.144cm"/>
      <style:paragraph-properties style:writing-mode="lr-tb"/>
    </style:style>
    <style:style style:name="gr30" style:family="graphic" style:parent-style-name="standard">
      <style:graphic-properties draw:stroke="none" draw:fill="none" fo:min-height="2.651cm"/>
      <style:paragraph-properties style:writing-mode="lr-tb"/>
    </style:style>
    <style:style style:name="gr31" style:family="graphic" style:parent-style-name="standard">
      <style:graphic-properties draw:stroke="none" draw:fill="none" fo:min-height="1.782cm"/>
      <style:paragraph-properties style:writing-mode="lr-tb"/>
    </style:style>
    <style:style style:name="gr32" style:family="graphic" style:parent-style-name="objectwithoutfill">
      <style:graphic-properties draw:marker-end="Arrowheads_20_14" draw:marker-end-width="0.3cm" draw:fill="none" draw:textarea-vertical-align="middle"/>
    </style:style>
    <style:style style:name="gr33" style:family="graphic" style:parent-style-name="standard">
      <style:graphic-properties draw:stroke="none" draw:fill="none" fo:min-height="3.814cm"/>
      <style:paragraph-properties style:writing-mode="lr-tb"/>
    </style:style>
    <style:style style:name="gr34" style:family="graphic" style:parent-style-name="objectwithoutfill">
      <style:graphic-properties svg:stroke-color="#ed4c05" draw:marker-end="Arrowheads_20_15" draw:marker-end-width="0.3cm" draw:fill="none" draw:textarea-vertical-align="middle"/>
    </style:style>
    <style:style style:name="gr35" style:family="graphic" style:parent-style-name="standard">
      <style:graphic-properties draw:stroke="none" draw:fill="none" fo:min-height="1.223cm"/>
      <style:paragraph-properties style:writing-mode="lr-tb"/>
    </style:style>
    <style:style style:name="gr36" style:family="graphic" style:parent-style-name="objectwithoutfill">
      <style:graphic-properties draw:marker-end="Arrowheads_20_16" draw:marker-end-width="0.3cm" draw:fill="none" draw:textarea-vertical-align="middle"/>
    </style:style>
    <style:style style:name="gr37" style:family="graphic" style:parent-style-name="standard">
      <style:graphic-properties draw:stroke="none" draw:fill="none" fo:min-height="1.289cm"/>
      <style:paragraph-properties style:writing-mode="lr-tb"/>
    </style:style>
    <style:style style:name="gr38" style:family="graphic" style:parent-style-name="objectwithoutfill">
      <style:graphic-properties draw:marker-end="Arrowheads_20_17" draw:marker-end-width="0.3cm" draw:fill="none" draw:textarea-vertical-align="middle"/>
    </style:style>
    <style:style style:name="gr39"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0" style:family="graphic" style:parent-style-name="standard">
      <style:graphic-properties draw:stroke="none" draw:fill="none" fo:min-height="3.575cm"/>
      <style:paragraph-properties style:writing-mode="lr-tb"/>
    </style:style>
    <style:style style:name="gr41" style:family="graphic" style:parent-style-name="objectwithoutfill">
      <style:graphic-properties draw:marker-end="Arrowheads_20_19" draw:marker-end-width="0.3cm" draw:fill="none" draw:textarea-vertical-align="middle"/>
    </style:style>
    <style:style style:name="gr42"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43" style:family="graphic" style:parent-style-name="standard">
      <style:graphic-properties draw:stroke="none" draw:fill="none" fo:min-height="1.797cm"/>
      <style:paragraph-properties style:writing-mode="lr-tb"/>
    </style:style>
    <style:style style:name="gr44" style:family="graphic" style:parent-style-name="standard">
      <style:graphic-properties draw:stroke="none" draw:fill="none" fo:min-height="4.09cm"/>
      <style:paragraph-properties style:writing-mode="lr-tb"/>
    </style:style>
    <style:style style:name="gr45" style:family="graphic" style:parent-style-name="standard">
      <style:graphic-properties draw:stroke="none" draw:fill="none" fo:min-height="2.566cm"/>
      <style:paragraph-properties style:writing-mode="lr-tb"/>
    </style:style>
    <style:style style:name="gr46" style:family="graphic" style:parent-style-name="standard">
      <style:graphic-properties draw:stroke="none" draw:fill="none" fo:min-height="2.036cm"/>
      <style:paragraph-properties style:writing-mode="lr-tb"/>
    </style:style>
    <style:style style:name="gr47" style:family="graphic" style:parent-style-name="objectwithoutfill">
      <style:graphic-properties draw:marker-end="Arrowheads_20_20" draw:marker-end-width="0.3cm" draw:fill="none" draw:textarea-vertical-align="middle"/>
    </style:style>
    <style:style style:name="gr48" style:family="graphic" style:parent-style-name="objectwithoutfill">
      <style:graphic-properties draw:marker-end="Arrowheads_20_21" draw:marker-end-width="0.3cm" draw:fill="none" draw:textarea-vertical-align="middle"/>
    </style:style>
    <style:style style:name="gr49" style:family="graphic" style:parent-style-name="objectwithoutfill">
      <style:graphic-properties draw:marker-end="Arrowheads_20_22" draw:marker-end-width="0.3cm" draw:fill="none" draw:textarea-vertical-align="middle"/>
    </style:style>
    <style:style style:name="gr50" style:family="graphic" style:parent-style-name="standard">
      <style:graphic-properties draw:stroke="none" draw:fill="none" fo:min-height="1.783cm"/>
      <style:paragraph-properties style:writing-mode="lr-tb"/>
    </style:style>
    <style:style style:name="gr51" style:family="graphic" style:parent-style-name="objectwithoutfill">
      <style:graphic-properties draw:marker-end="Arrowheads_20_24" draw:marker-end-width="0.3cm" draw:fill="none" draw:textarea-vertical-align="middle"/>
    </style:style>
    <style:style style:name="gr52" style:family="graphic" style:parent-style-name="objectwithoutfill">
      <style:graphic-properties draw:marker-end="Arrowheads_20_25" draw:marker-end-width="0.3cm" draw:fill="none" draw:textarea-vertical-align="middle"/>
    </style:style>
    <style:style style:name="gr53" style:family="graphic" style:parent-style-name="standard">
      <style:graphic-properties draw:fill-color="#ffde59" draw:opacity="39%" draw:textarea-horizontal-align="justify" draw:textarea-vertical-align="middle" draw:auto-grow-height="false" fo:min-height="1.274cm" fo:min-width="8.898cm"/>
    </style:style>
    <style:style style:name="gr54"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55" style:family="graphic" style:parent-style-name="standard">
      <style:graphic-properties draw:stroke="none" draw:fill="none" fo:min-height="14.482cm"/>
      <style:paragraph-properties style:writing-mode="lr-tb"/>
    </style:style>
    <style:style style:name="gr56" style:family="graphic" style:parent-style-name="objectwithoutfill">
      <style:graphic-properties draw:marker-end="Arrowheads_20_27" draw:marker-end-width="0.3cm" draw:fill="none" draw:textarea-vertical-align="middle"/>
    </style:style>
    <style:style style:name="gr57" style:family="graphic" style:parent-style-name="objectwithoutfill">
      <style:graphic-properties draw:marker-end="Arrowheads_20_28" draw:marker-end-width="0.3cm" draw:fill="none" draw:textarea-vertical-align="middle"/>
    </style:style>
    <style:style style:name="gr58" style:family="graphic" style:parent-style-name="objectwithoutfill">
      <style:graphic-properties draw:marker-end="Arrowheads_20_29" draw:marker-end-width="0.3cm" draw:fill="none" draw:textarea-vertical-align="middle"/>
    </style:style>
    <style:style style:name="gr59"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62" style:family="graphic" style:parent-style-name="standard">
      <style:graphic-properties draw:fill="none" draw:textarea-horizontal-align="justify" draw:textarea-vertical-align="middle" draw:auto-grow-height="false"/>
    </style:style>
    <style:style style:name="gr63" style:family="graphic" style:parent-style-name="standard">
      <style:graphic-properties draw:textarea-horizontal-align="justify" draw:textarea-vertical-align="middle" draw:auto-grow-height="false"/>
    </style:style>
    <style:style style:name="gr64" style:family="graphic" style:parent-style-name="standard">
      <style:graphic-properties svg:stroke-color="#0084d1" draw:textarea-horizontal-align="justify" draw:textarea-vertical-align="middle" draw:auto-grow-height="false"/>
    </style:style>
    <style:style style:name="gr65" style:family="graphic" style:parent-style-name="standard">
      <style:graphic-properties draw:textarea-vertical-align="middle"/>
    </style:style>
    <style:style style:name="gr66" style:family="graphic" style:parent-style-name="objectwithoutfill">
      <style:graphic-properties svg:stroke-color="#0084d1" draw:fill="none" draw:textarea-vertical-align="middle"/>
    </style:style>
    <style:style style:name="gr67" style:family="graphic" style:parent-style-name="standard">
      <style:graphic-properties svg:stroke-color="#0084d1" draw:fill-color="#ffff99" draw:opacity="44%" draw:textarea-horizontal-align="justify" draw:textarea-vertical-align="middle" draw:auto-grow-height="false"/>
    </style:style>
    <style:style style:name="gr68" style:family="graphic" style:parent-style-name="objectwithoutfill">
      <style:graphic-properties svg:stroke-color="#ff3366" draw:marker-end="Arrow" draw:marker-end-width="0.3cm" draw:fill="none" draw:textarea-vertical-align="middle"/>
    </style:style>
    <style:style style:name="gr69" style:family="graphic" style:parent-style-name="standard">
      <style:graphic-properties svg:stroke-color="#0084d1" draw:fill-color="#83caff" draw:textarea-horizontal-align="justify" draw:textarea-vertical-align="middle" draw:auto-grow-height="false"/>
    </style:style>
    <style:style style:name="gr70" style:family="graphic" style:parent-style-name="objectwithoutfill">
      <style:graphic-properties svg:stroke-color="#0066cc" draw:fill="none" draw:textarea-vertical-align="middle"/>
    </style:style>
    <style:style style:name="gr7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2" style:family="graphic" style:parent-style-name="standard">
      <style:graphic-properties svg:stroke-color="#94006b" draw:fill-color="#e6e6ff" draw:textarea-horizontal-align="justify" draw:textarea-vertical-align="middle" draw:auto-grow-height="false"/>
    </style:style>
    <style:style style:name="gr73" style:family="graphic" style:parent-style-name="objectwithoutfill">
      <style:graphic-properties svg:stroke-color="#808019" draw:marker-end="Arrow" draw:marker-end-width="0.3cm" draw:fill="none" draw:textarea-vertical-align="middle"/>
    </style:style>
    <style:style style:name="gr74" style:family="graphic" style:parent-style-name="objectwithoutfill">
      <style:graphic-properties svg:stroke-color="#944794" draw:fill="none" draw:textarea-vertical-align="middle"/>
    </style:style>
    <style:style style:name="gr75" style:family="graphic" style:parent-style-name="objectwithoutfill">
      <style:graphic-properties svg:stroke-color="#99284c" draw:fill="none" draw:textarea-vertical-align="middle"/>
    </style:style>
    <style:style style:name="gr76" style:family="graphic" style:parent-style-name="objectwithoutfill">
      <style:graphic-properties svg:stroke-color="#ff6633" draw:marker-end="Arrow" draw:marker-end-width="0.3cm" draw:fill="none" draw:textarea-vertical-align="middle"/>
    </style:style>
    <style:style style:name="gr77"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9" style:family="graphic" style:parent-style-name="objectwithoutfill">
      <style:graphic-properties svg:stroke-color="#ff950e" draw:marker-end="Arrow" draw:marker-end-width="0.3cm" draw:fill="none" draw:textarea-vertical-align="middle"/>
    </style:style>
    <style:style style:name="gr80"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title">
      <style:graphic-properties fo:min-height="4.738cm"/>
      <style:paragraph-properties style:writing-mode="lr-tb"/>
    </style:style>
    <style:style style:name="pr7" style:family="presentation" style:parent-style-name="Default-title">
      <style:graphic-properties fo:min-height="1.737cm"/>
      <style:paragraph-properties style:writing-mode="lr-tb"/>
    </style:style>
    <style:style style:name="pr8" style:family="presentation" style:parent-style-name="Default-outline1">
      <style:graphic-properties draw:fill="solid" draw:fill-color="#ffffcc" fo:min-height="11.929cm"/>
      <style:paragraph-properties style:writing-mode="lr-tb"/>
    </style:style>
    <style:style style:name="pr9" style:family="presentation" style:parent-style-name="Default-outline1">
      <style:graphic-properties draw:fill="solid" draw:fill-color="#ffd320" fo:min-height="11.929cm"/>
      <style:paragraph-properties style:writing-mode="lr-tb"/>
    </style:style>
    <style:style style:name="pr10" style:family="presentation" style:parent-style-name="Default-outline1">
      <style:graphic-properties draw:fill="solid" draw:fill-color="#33cc66" fo:min-height="11.929cm"/>
      <style:paragraph-properties style:writing-mode="lr-tb"/>
    </style:style>
    <style:style style:name="pr11" style:family="presentation" style:parent-style-name="Default-outline1">
      <style:graphic-properties draw:fill="solid" draw:fill-color="#ffcc99" fo:min-height="11.929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dee6ef"/>
      <style:paragraph-properties fo:text-align="center"/>
    </style:style>
    <style:style style:name="P7" style:family="paragraph">
      <loext:graphic-properties draw:fill="none"/>
      <style:paragraph-properties style:writing-mode="lr-tb"/>
      <style:text-properties fo:font-size="26pt" style:font-size-asian="26pt" style:font-size-complex="26p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loext:graphic-properties draw:fill="none"/>
      <style:paragraph-properties style:writing-mode="lr-tb"/>
      <style:text-properties fo:font-size="24pt" style:font-size-asian="24pt" style:font-size-complex="24pt"/>
    </style:style>
    <style:style style:name="P11" style:family="paragraph">
      <loext:graphic-properties draw:fill="none"/>
      <style:paragraph-properties style:writing-mode="lr-tb"/>
      <style:text-properties fo:font-size="21pt" style:font-size-asian="21pt" style:font-size-complex="21pt"/>
    </style:style>
    <style:style style:name="P12" style:family="paragraph">
      <loext:graphic-properties draw:fill="none"/>
      <style:paragraph-properties fo:text-align="center" style:writing-mode="lr-tb"/>
    </style:style>
    <style:style style:name="P13" style:family="paragraph">
      <loext:graphic-properties draw:fill-color="#b4c7dc"/>
      <style:paragraph-properties fo:text-align="center"/>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color="#b4c7dc" draw:opacity="100%"/>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style:writing-mode="lr-tb"/>
    </style:style>
    <style:style style:name="P17" style:family="paragraph">
      <loext:graphic-properties draw:fill-color="#5eb91e" draw:opacity="24%"/>
      <style:paragraph-properties fo:margin-left="0cm" fo:margin-right="0cm" fo:margin-top="0cm" fo:margin-bottom="0cm" fo:line-height="100%" fo:text-align="center" fo:text-indent="0cm" style:writing-mode="lr-tb"/>
    </style:style>
    <style:style style:name="P18" style:family="paragraph">
      <style:paragraph-properties style:writing-mode="lr-tb"/>
      <style:text-properties fo:color="#000080" loext:opacity="100%" loext:color-lum-mod="100%" loext:color-lum-off="0%"/>
    </style:style>
    <style:style style:name="P19"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0" style:family="paragraph">
      <loext:graphic-properties draw:fill="none"/>
      <style:paragraph-properties style:writing-mode="lr-tb"/>
      <style:text-properties fo:color="#ea7500" loext:opacity="100%" loext:color-lum-mod="100%" loext:color-lum-off="0%" fo:font-size="26pt"/>
    </style:style>
    <style:style style:name="P21"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2" style:family="paragraph">
      <loext:graphic-properties draw:fill-color="#afd095" draw:opacity="29%"/>
      <style:paragraph-properties fo:text-align="center"/>
    </style:style>
    <style:style style:name="P23" style:family="paragraph">
      <loext:graphic-properties draw:fill="none"/>
      <style:paragraph-properties style:writing-mode="lr-tb"/>
      <style:text-properties fo:color="#5eb91e" loext:opacity="100%" loext:color-lum-mod="100%" loext:color-lum-off="0%" fo:font-size="26pt"/>
    </style:style>
    <style:style style:name="P24" style:family="paragraph">
      <style:text-properties fo:font-size="32pt" style:font-size-asian="32pt" style:font-size-complex="32pt"/>
    </style:style>
    <style:style style:name="P25" style:family="paragraph">
      <loext:graphic-properties draw:fill="none"/>
      <style:text-properties fo:font-size="32pt" style:font-size-asian="32pt" style:font-size-complex="32pt"/>
    </style:style>
    <style:style style:name="P26" style:family="paragraph">
      <style:text-properties fo:color="#000080" loext:opacity="100%" fo:font-size="32pt" style:font-size-asian="32pt" style:font-size-complex="32pt"/>
    </style:style>
    <style:style style:name="P27" style:family="paragraph">
      <loext:graphic-properties draw:fill="none"/>
      <style:text-properties fo:color="#000080" loext:opacity="100%" loext:color-lum-mod="100%" loext:color-lum-off="0%" fo:font-size="32pt" style:font-size-asian="32pt" style:font-size-complex="32pt"/>
    </style:style>
    <style:style style:name="P28" style:family="paragraph">
      <loext:graphic-properties draw:fill-color="#ffde59" draw:opacity="39%"/>
      <style:paragraph-properties fo:text-align="center"/>
    </style:style>
    <style:style style:name="P29" style:family="paragraph">
      <style:text-properties fo:font-size="26pt"/>
    </style:style>
    <style:style style:name="P30" style:family="paragraph">
      <loext:graphic-properties draw:fill-color="#ffffff"/>
      <style:paragraph-properties style:writing-mode="lr-tb"/>
      <style:text-properties fo:font-size="20pt"/>
    </style:style>
    <style:style style:name="P31" style:family="paragraph">
      <style:text-properties fo:font-size="40pt" style:font-size-asian="40pt" style:font-size-complex="40pt"/>
    </style:style>
    <style:style style:name="P32" style:family="paragraph">
      <loext:graphic-properties draw:fill="none"/>
      <style:text-properties fo:font-size="40pt" style:font-size-asian="40pt" style:font-size-complex="40pt"/>
    </style:style>
    <style:style style:name="P33" style:family="paragraph">
      <loext:graphic-properties draw:fill="solid" draw:fill-color="#ffffcc"/>
      <style:paragraph-properties style:writing-mode="lr-tb"/>
    </style:style>
    <style:style style:name="P34" style:family="paragraph">
      <style:text-properties fo:font-size="80pt" style:font-size-asian="80pt" style:font-size-complex="80pt"/>
    </style:style>
    <style:style style:name="P35" style:family="paragraph">
      <style:paragraph-properties style:writing-mode="lr-tb"/>
      <style:text-properties fo:color="#000080" loext:opacity="100%" loext:color-lum-mod="100%" loext:color-lum-off="0%" fo:font-size="80pt" style:font-size-asian="80pt" style:font-size-complex="80pt"/>
    </style:style>
    <style:style style:name="P36" style:family="paragraph">
      <loext:graphic-properties draw:fill="solid" draw:fill-color="#ffd320"/>
      <style:paragraph-properties style:writing-mode="lr-tb"/>
    </style:style>
    <style:style style:name="P37" style:family="paragraph">
      <loext:graphic-properties draw:fill="none" draw:fill-color="#ffffff"/>
      <style:paragraph-properties style:writing-mode="lr-tb"/>
    </style:style>
    <style:style style:name="P38" style:family="paragraph">
      <loext:graphic-properties draw:fill-color="#ffff99" draw:opacity="44%"/>
      <style:paragraph-properties fo:text-align="center"/>
    </style:style>
    <style:style style:name="P39" style:family="paragraph">
      <loext:graphic-properties draw:fill="none" draw:fill-color="#ffffff"/>
      <style:paragraph-properties style:writing-mode="lr-tb"/>
      <style:text-properties fo:color="#ff3366" loext:opacity="100%" loext:color-lum-mod="100%" loext:color-lum-off="0%"/>
    </style:style>
    <style:style style:name="P40" style:family="paragraph">
      <loext:graphic-properties draw:fill="none" draw:fill-color="#ffffff"/>
      <style:paragraph-properties style:writing-mode="lr-tb"/>
      <style:text-properties fo:color="#ccffff" loext:opacity="100%" loext:color-lum-mod="100%" loext:color-lum-off="0%"/>
    </style:style>
    <style:style style:name="P41" style:family="paragraph">
      <loext:graphic-properties draw:fill-color="#83caff"/>
      <style:paragraph-properties fo:text-align="center"/>
    </style:style>
    <style:style style:name="P42" style:family="paragraph">
      <loext:graphic-properties draw:fill-color="#e6e6ff"/>
      <style:paragraph-properties fo:text-align="center"/>
    </style:style>
    <style:style style:name="P43" style:family="paragraph">
      <loext:graphic-properties draw:fill="none" draw:fill-color="#ffffff"/>
      <style:paragraph-properties style:writing-mode="lr-tb"/>
      <style:text-properties fo:color="#9999ff" loext:opacity="100%" loext:color-lum-mod="100%" loext:color-lum-off="0%"/>
    </style:style>
    <style:style style:name="P44" style:family="paragraph">
      <loext:graphic-properties draw:fill="none" draw:fill-color="#ffffff"/>
      <style:paragraph-properties style:writing-mode="lr-tb"/>
      <style:text-properties fo:color="#7e0021" loext:opacity="100%" loext:color-lum-mod="100%" loext:color-lum-off="0%" fo:font-size="26pt" style:font-size-asian="26pt" style:font-size-complex="26pt"/>
    </style:style>
    <style:style style:name="P45" style:family="paragraph">
      <loext:graphic-properties draw:fill="none" draw:fill-color="#ffffff"/>
      <style:paragraph-properties style:writing-mode="lr-tb"/>
      <style:text-properties fo:font-size="18pt"/>
    </style:style>
    <style:style style:name="P46" style:family="paragraph">
      <loext:graphic-properties draw:fill="none" draw:fill-color="#ffffff"/>
      <style:paragraph-properties style:writing-mode="lr-tb"/>
      <style:text-properties fo:color="#9999ff" loext:opacity="100%" loext:color-lum-mod="100%" loext:color-lum-off="0%" fo:font-size="18pt"/>
    </style:style>
    <style:style style:name="P47" style:family="paragraph">
      <loext:graphic-properties draw:fill="solid" draw:fill-color="#33cc66"/>
      <style:paragraph-properties style:writing-mode="lr-tb"/>
    </style:style>
    <style:style style:name="P48" style:family="paragraph">
      <loext:graphic-properties draw:fill="solid" draw:fill-color="#ffcc99"/>
      <style:paragraph-properties style:writing-mode="lr-tb"/>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4" style:family="text">
      <style:text-properties fo:color="#000080" loext:opacity="100%" fo:font-size="26pt" fo:font-style="italic" style:font-size-asian="26pt" style:font-style-asian="italic" style:font-size-complex="26pt" style:font-style-complex="italic"/>
    </style:style>
    <style:style style:name="T5" style:family="text">
      <style:text-properties fo:font-size="24pt" style:font-size-asian="24pt" style:font-size-complex="24pt"/>
    </style:style>
    <style:style style:name="T6" style:family="text">
      <style:text-properties fo:font-size="21pt" style:font-size-asian="21pt" style:font-size-complex="21pt"/>
    </style:style>
    <style:style style:name="T7" style:family="text">
      <style:text-properties fo:color="#ff0000" loext:opacity="100%" fo:font-size="32pt" style:font-size-asian="32pt" style:font-size-complex="32pt"/>
    </style:style>
    <style:style style:name="T8" style:family="text">
      <style:text-properties fo:color="#000080" loext:opacity="100%"/>
    </style:style>
    <style:style style:name="T9" style:family="text">
      <style:text-properties fo:font-size="26pt" style:font-size-asian="26pt" style:font-size-complex="26pt"/>
    </style:style>
    <style:style style:name="T10" style:family="text">
      <style:text-properties fo:color="#e8a202" loext:opacity="100%" fo:font-size="26pt" fo:background-color="#fff5ce" style:font-size-asian="26pt" style:font-size-complex="26pt"/>
    </style:style>
    <style:style style:name="T11" style:family="text">
      <style:text-properties fo:color="#ea7500" loext:opacity="100%" fo:font-size="26pt"/>
    </style:style>
    <style:style style:name="T12" style:family="text">
      <style:text-properties fo:color="#ed4c05" loext:opacity="100%" fo:font-size="28pt" style:font-size-asian="28pt" style:font-size-complex="28pt"/>
    </style:style>
    <style:style style:name="T13" style:family="text">
      <style:text-properties fo:font-size="26pt" fo:background-color="#dee6ef" style:font-size-asian="26pt" style:font-size-complex="26pt"/>
    </style:style>
    <style:style style:name="T14" style:family="text">
      <style:text-properties fo:color="#5eb91e" loext:opacity="100%" fo:font-size="26pt"/>
    </style:style>
    <style:style style:name="T15" style:family="text">
      <style:text-properties fo:font-size="32pt" style:font-size-asian="32pt" style:font-size-complex="32pt"/>
    </style:style>
    <style:style style:name="T16" style:family="text">
      <style:text-properties fo:color="#000080" loext:opacity="100%" fo:font-size="32pt" style:font-size-asian="32pt" style:font-size-complex="32pt"/>
    </style:style>
    <style:style style:name="T17" style:family="text">
      <style:text-properties fo:font-size="40pt" style:font-size-asian="40pt" style:font-size-complex="40pt"/>
    </style:style>
    <style:style style:name="T18" style:family="text">
      <style:text-properties fo:font-size="28pt" style:font-size-asian="28pt" style:font-size-complex="28pt"/>
    </style:style>
    <style:style style:name="T19" style:family="text">
      <style:text-properties fo:color="#000080" loext:opacity="100%" fo:font-size="80pt" style:font-size-asian="80pt" style:font-size-complex="80pt"/>
    </style:style>
    <style:style style:name="T20" style:family="text">
      <style:text-properties fo:color="#ff3366" loext:opacity="100%"/>
    </style:style>
    <style:style style:name="T21" style:family="text">
      <style:text-properties fo:color="#ccffff" loext:opacity="100%"/>
    </style:style>
    <style:style style:name="T22" style:family="text">
      <style:text-properties fo:color="#9999ff" loext:opacity="100%"/>
    </style:style>
    <style:style style:name="T23" style:family="text">
      <style:text-properties fo:color="#7e0021" loext:opacity="100%" fo:font-size="26pt" style:font-size-asian="26pt" style:font-size-complex="26pt"/>
    </style:style>
    <style:style style:name="T24" style:family="text">
      <style:text-properties fo:font-size="18pt"/>
    </style:style>
    <style:style style:name="T25"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text-style-name="P1" draw:layer="layout" svg:width="25.199cm" svg:height="3.506cm" svg:x="1.4cm" svg:y="0.037cm" presentation:class="title" presentation:user-transformed="true">
          <draw:text-box>
            <text:p><text:span text:style-name="T1">Data splitting</text:span></text:p>
          </draw:text-box>
        </draw:frame>
        <draw:frame presentation:style-name="pr5" draw:text-style-name="P5" draw:layer="layout" svg:width="24.997cm" svg:height="3.302cm" svg:x="1.465cm" svg:y="17.572cm" presentation:class="outline" presentation:user-transformed="true">
          <draw:text-box>
            <text:list text:style-name="L2">
              <text:list-header>
                <text:p><text:span text:style-name="T3">Sending each offset to one mapper (incapsulated in a job data structure)</text:span></text:p>
              </text:list-header>
            </text:list>
          </draw:text-box>
        </draw:frame>
        <draw:custom-shape draw:style-name="gr2" draw:text-style-name="P6"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xml:id="id1" draw:id="id1" draw:layer="layout" svg:width="3.048cm" svg:height="1.778cm" svg:x="4.318cm" svg:y="6.35cm">
          <draw:text-box>
            <text:p><text:span text:style-name="T4">Data</text:span></text:p>
          </draw:text-box>
        </draw:frame>
        <draw:custom-shape draw:style-name="gr4" draw:text-style-name="P8" xml:id="id2" draw:id="id2" draw:layer="layout" svg:width="14.986cm" svg:height="1.27cm" svg:x="11.684cm" svg:y="3.81cm">
          <text:p/>
          <draw:enhanced-geometry svg:viewBox="0 0 21600 21600" draw:type="rectangle" draw:enhanced-path="M 0 0 L 21600 0 21600 21600 0 21600 0 0 Z N"/>
        </draw:custom-shape>
        <draw:connector draw:style-name="gr5" draw:text-style-name="P9" draw:layer="layout" draw:type="curve" svg:x1="5.842cm" svg:y1="6.35cm" svg:x2="11.684cm" svg:y2="4.445cm" draw:start-shape="id1" draw:start-glue-point="0" draw:end-shape="id2" draw:end-glue-point="3" svg:d="M5842 6350c0-1270 1947-1905 5842-1905" svg:viewBox="0 0 5843 1906">
          <text:p/>
        </draw:connector>
        <draw:frame draw:style-name="gr6" draw:text-style-name="P10" draw:layer="layout" svg:width="3.302cm" svg:height="1.449cm" svg:x="24.384cm" svg:y="5.155cm">
          <draw:text-box>
            <text:p><text:span text:style-name="T5">length</text:span></text:p>
          </draw:text-box>
        </draw:frame>
        <draw:frame draw:style-name="gr7" draw:text-style-name="P10" draw:layer="layout" svg:width="1.524cm" svg:height="1.524cm" svg:x="11.176cm" svg:y="5.08cm">
          <draw:text-box>
            <text:p><text:span text:style-name="T5">0</text:span></text:p>
          </draw:text-box>
        </draw:frame>
        <draw:custom-shape draw:style-name="gr8" draw:text-style-name="P8" xml:id="id3" draw:id="id3" draw:layer="layout" svg:width="15.248cm" svg:height="1.27cm" svg:x="10.152cm" svg:y="10.26cm">
          <text:p/>
          <draw:enhanced-geometry svg:viewBox="0 0 21600 21600" draw:type="rectangle" draw:enhanced-path="M 0 0 L 21600 0 21600 21600 0 21600 0 0 Z N"/>
        </draw:custom-shape>
        <draw:connector draw:style-name="gr9" draw:text-style-name="P9" draw:layer="layout" draw:type="curve" svg:x1="19.177cm" svg:y1="5.08cm" svg:x2="17.776cm" svg:y2="10.26cm" draw:start-shape="id2" draw:start-glue-point="2" draw:end-shape="id3" draw:end-glue-point="0" svg:d="M19177 5080c0 3885-1401 1295-1401 5180" svg:viewBox="0 0 1402 5181">
          <text:p/>
        </draw:connector>
        <draw:frame draw:style-name="gr10" draw:text-style-name="P11" draw:layer="layout" svg:width="12.114cm" svg:height="1.471cm" svg:x="12.578cm" svg:y="6.811cm">
          <draw:text-box>
            <text:p><text:span text:style-name="T6">Splitting equally between mappers</text:span></text:p>
          </draw:text-box>
        </draw:frame>
        <draw:line draw:style-name="gr11" draw:text-style-name="P12" draw:layer="layout" svg:x1="11.416cm" svg:y1="10.253cm" svg:x2="11.416cm" svg:y2="11.523cm">
          <text:p/>
        </draw:line>
        <draw:line draw:style-name="gr11" draw:text-style-name="P12" draw:layer="layout" svg:x1="12.716cm" svg:y1="10.253cm" svg:x2="12.716cm" svg:y2="11.523cm">
          <text:p/>
        </draw:line>
        <draw:line draw:style-name="gr11" draw:text-style-name="P12" draw:layer="layout" svg:x1="14.016cm" svg:y1="10.253cm" svg:x2="14.016cm" svg:y2="11.523cm">
          <text:p/>
        </draw:line>
        <draw:line draw:style-name="gr11" draw:text-style-name="P12" draw:layer="layout" svg:x1="15.216cm" svg:y1="10.253cm" svg:x2="15.216cm" svg:y2="11.523cm">
          <text:p/>
        </draw:line>
        <draw:line draw:style-name="gr11" draw:text-style-name="P12" draw:layer="layout" svg:x1="16.516cm" svg:y1="10.253cm" svg:x2="16.516cm" svg:y2="11.523cm">
          <text:p/>
        </draw:line>
        <draw:line draw:style-name="gr11" draw:text-style-name="P12" draw:layer="layout" svg:x1="17.816cm" svg:y1="10.253cm" svg:x2="17.816cm" svg:y2="11.523cm">
          <text:p/>
        </draw:line>
        <draw:line draw:style-name="gr11" draw:text-style-name="P12" draw:layer="layout" svg:x1="19.016cm" svg:y1="10.253cm" svg:x2="19.016cm" svg:y2="11.523cm">
          <text:p/>
        </draw:line>
        <draw:line draw:style-name="gr11" draw:text-style-name="P12" draw:layer="layout" svg:x1="20.316cm" svg:y1="10.253cm" svg:x2="20.316cm" svg:y2="11.523cm">
          <text:p/>
        </draw:line>
        <draw:line draw:style-name="gr11" draw:text-style-name="P12" draw:layer="layout" svg:x1="21.616cm" svg:y1="10.253cm" svg:x2="21.616cm" svg:y2="11.523cm">
          <text:p/>
        </draw:line>
        <draw:line draw:style-name="gr11" draw:text-style-name="P12" draw:layer="layout" svg:x1="22.816cm" svg:y1="10.253cm" svg:x2="22.816cm" svg:y2="11.523cm">
          <text:p/>
        </draw:line>
        <draw:line draw:style-name="gr11" draw:text-style-name="P12" draw:layer="layout" svg:x1="24.116cm" svg:y1="10.253cm" svg:x2="24.116cm" svg:y2="11.523cm">
          <text:p/>
        </draw:line>
        <draw:frame draw:style-name="gr7" draw:text-style-name="P10" draw:layer="layout" svg:width="1.524cm" svg:height="1.524cm" svg:x="9.652cm" svg:y="11.684cm">
          <draw:text-box>
            <text:p><text:span text:style-name="T5">0</text:span></text:p>
          </draw:text-box>
        </draw:frame>
        <draw:frame draw:style-name="gr12" draw:text-style-name="P10" draw:layer="layout" svg:width="4.572cm" svg:height="3.083cm" svg:x="23.114cm" svg:y="11.53cm">
          <draw:text-box>
            <text:p><text:span text:style-name="T5"># mappers</text:span></text:p>
          </draw:text-box>
        </draw:frame>
        <draw:line draw:style-name="gr13" draw:text-style-name="P9" draw:layer="layout" svg:x1="11.416cm" svg:y1="11.53cm" svg:x2="7.112cm" svg:y2="17.272cm">
          <text:p/>
        </draw:line>
        <draw:line draw:style-name="gr13" draw:text-style-name="P9" draw:layer="layout" svg:x1="12.717cm" svg:y1="11.53cm" svg:x2="8.413cm" svg:y2="17.272cm">
          <text:p/>
        </draw:line>
        <draw:line draw:style-name="gr13" draw:text-style-name="P9" draw:layer="layout" svg:x1="14.017cm" svg:y1="11.53cm" svg:x2="9.713cm" svg:y2="17.272cm">
          <text:p/>
        </draw:line>
        <draw:line draw:style-name="gr13" draw:text-style-name="P9" draw:layer="layout" svg:x1="15.217cm" svg:y1="11.53cm" svg:x2="10.913cm" svg:y2="17.272cm">
          <text:p/>
        </draw:line>
        <draw:line draw:style-name="gr13" draw:text-style-name="P9" draw:layer="layout" svg:x1="16.517cm" svg:y1="11.53cm" svg:x2="12.213cm" svg:y2="17.272cm">
          <text:p/>
        </draw:line>
        <draw:line draw:style-name="gr13" draw:text-style-name="P9" draw:layer="layout" svg:x1="10.117cm" svg:y1="11.53cm" svg:x2="5.813cm" svg:y2="17.272cm">
          <text:p/>
        </draw:line>
        <draw:line draw:style-name="gr13" draw:text-style-name="P9" draw:layer="layout" svg:x1="17.817cm" svg:y1="11.53cm" svg:x2="13.513cm" svg:y2="17.272cm">
          <text:p/>
        </draw:line>
        <draw:line draw:style-name="gr13" draw:text-style-name="P9" draw:layer="layout" svg:x1="19.017cm" svg:y1="11.53cm" svg:x2="14.713cm" svg:y2="17.272cm">
          <text:p/>
        </draw:line>
        <draw:line draw:style-name="gr13" draw:text-style-name="P9" draw:layer="layout" svg:x1="20.317cm" svg:y1="11.53cm" svg:x2="16.013cm" svg:y2="17.272cm">
          <text:p/>
        </draw:line>
        <draw:line draw:style-name="gr13" draw:text-style-name="P9" draw:layer="layout" svg:x1="21.617cm" svg:y1="11.53cm" svg:x2="17.313cm" svg:y2="17.272cm">
          <text:p/>
        </draw:line>
        <draw:line draw:style-name="gr13" draw:text-style-name="P9" draw:layer="layout" svg:x1="22.817cm" svg:y1="11.53cm" svg:x2="18.513cm" svg:y2="17.272cm">
          <text:p/>
        </draw:line>
        <draw:line draw:style-name="gr13" draw:text-style-name="P9" draw:layer="layout" svg:x1="24.117cm" svg:y1="11.53cm" svg:x2="19.813cm" svg:y2="17.272cm">
          <text:p/>
        </draw:lin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5" draw:text-style-name="P5"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7"/></text:p>
              </text:list-item>
            </text:list>
          </draw:text-box>
        </draw:frame>
        <draw:custom-shape draw:style-name="gr14" draw:text-style-name="P13" draw:layer="layout" svg:width="15.248cm" svg:height="1.27cm" svg:x="1.008cm" svg:y="4.164cm">
          <text:p/>
          <draw:enhanced-geometry svg:viewBox="0 0 21600 21600" draw:type="rectangle" draw:enhanced-path="M 0 0 L 21600 0 21600 21600 0 21600 0 0 Z N"/>
        </draw:custom-shape>
        <draw:line draw:style-name="gr11" draw:text-style-name="P12" draw:layer="layout" svg:x1="2.272cm" svg:y1="4.157cm" svg:x2="2.272cm" svg:y2="5.427cm">
          <text:p/>
        </draw:line>
        <draw:line draw:style-name="gr11" draw:text-style-name="P12" draw:layer="layout" svg:x1="3.572cm" svg:y1="4.157cm" svg:x2="3.572cm" svg:y2="5.427cm">
          <text:p/>
        </draw:line>
        <draw:line draw:style-name="gr11" draw:text-style-name="P12" draw:layer="layout" svg:x1="4.872cm" svg:y1="4.157cm" svg:x2="4.872cm" svg:y2="5.427cm">
          <text:p/>
        </draw:line>
        <draw:line draw:style-name="gr11" draw:text-style-name="P12" draw:layer="layout" svg:x1="6.072cm" svg:y1="4.157cm" svg:x2="6.072cm" svg:y2="5.427cm">
          <text:p/>
        </draw:line>
        <draw:line draw:style-name="gr11" draw:text-style-name="P12" draw:layer="layout" svg:x1="7.372cm" svg:y1="4.157cm" svg:x2="7.372cm" svg:y2="5.427cm">
          <text:p/>
        </draw:line>
        <draw:line draw:style-name="gr11" draw:text-style-name="P12" draw:layer="layout" svg:x1="8.672cm" svg:y1="4.157cm" svg:x2="8.672cm" svg:y2="5.427cm">
          <text:p/>
        </draw:line>
        <draw:line draw:style-name="gr11" draw:text-style-name="P12" xml:id="id4" draw:id="id4" draw:layer="layout" svg:x1="9.872cm" svg:y1="4.157cm" svg:x2="9.872cm" svg:y2="5.427cm">
          <text:p/>
        </draw:line>
        <draw:line draw:style-name="gr11" draw:text-style-name="P12" xml:id="id6" draw:id="id6" draw:layer="layout" svg:x1="11.172cm" svg:y1="4.157cm" svg:x2="11.172cm" svg:y2="5.427cm">
          <text:p/>
        </draw:line>
        <draw:line draw:style-name="gr11" draw:text-style-name="P12" draw:layer="layout" svg:x1="12.472cm" svg:y1="4.157cm" svg:x2="12.472cm" svg:y2="5.427cm">
          <text:p/>
        </draw:line>
        <draw:line draw:style-name="gr11" draw:text-style-name="P12" draw:layer="layout" svg:x1="13.672cm" svg:y1="4.157cm" svg:x2="13.672cm" svg:y2="5.427cm">
          <text:p/>
        </draw:line>
        <draw:line draw:style-name="gr11" draw:text-style-name="P12" draw:layer="layout" svg:x1="14.972cm" svg:y1="4.157cm" svg:x2="14.972cm" svg:y2="5.427cm">
          <text:p/>
        </draw:line>
        <draw:frame draw:style-name="gr7" draw:text-style-name="P10" draw:layer="layout" svg:width="1.524cm" svg:height="1.524cm" svg:x="0.508cm" svg:y="5.588cm">
          <draw:text-box>
            <text:p><text:span text:style-name="T5">0</text:span></text:p>
          </draw:text-box>
        </draw:frame>
        <draw:frame draw:style-name="gr12" draw:text-style-name="P10" draw:layer="layout" svg:width="4.572cm" svg:height="3.083cm" svg:x="13.97cm" svg:y="5.434cm">
          <draw:text-box>
            <text:p><text:span text:style-name="T5"># mappers</text:span></text:p>
          </draw:text-box>
        </draw:frame>
        <draw:custom-shape draw:style-name="gr15" draw:text-style-name="P15" draw:layer="layout" svg:width="9.652cm" svg:height="1.27cm" svg:x="4.826cm" svg:y="7.62cm">
          <text:p text:style-name="P14">…2,4;6,7;3,9;2,9;6,7;4,5;2,7;2,5;8,4;6,1;5,9;3,5;3,8;2,3;...</text:p>
          <draw:enhanced-geometry svg:viewBox="0 0 21600 21600" draw:mirror-horizontal="false" draw:mirror-vertical="false" draw:type="rectangle" draw:enhanced-path="M 0 0 L 21600 0 21600 21600 0 21600 0 0 Z N"/>
        </draw:custom-shape>
        <draw:line draw:style-name="gr16" draw:text-style-name="P12" xml:id="id5" draw:id="id5" draw:layer="layout" svg:x1="4.826cm" svg:y1="7.657cm" svg:x2="4.826cm" svg:y2="8.927cm">
          <text:p/>
        </draw:line>
        <draw:line draw:style-name="gr16" draw:text-style-name="P9" draw:layer="layout" svg:x1="2.54cm" svg:y1="7.62cm" svg:x2="16.967cm" svg:y2="7.62cm">
          <text:p/>
        </draw:line>
        <draw:line draw:style-name="gr16" draw:text-style-name="P9" draw:layer="layout" svg:x1="2.54cm" svg:y1="8.89cm" svg:x2="16.967cm" svg:y2="8.89cm">
          <text:p/>
        </draw:line>
        <draw:frame draw:style-name="gr17" draw:text-style-name="P16" draw:layer="layout" svg:width="6.604cm" svg:height="1.673cm" svg:x="0cm" svg:y="10.922cm">
          <draw:text-box>
            <text:p>Get_actual_begin(...)</text:p>
          </draw:text-box>
        </draw:frame>
        <draw:line draw:style-name="gr16" draw:text-style-name="P12" xml:id="id7" draw:id="id7" draw:layer="layout" svg:x1="14.478cm" svg:y1="7.657cm" svg:x2="14.478cm" svg:y2="8.927cm">
          <text:p/>
        </draw:line>
        <draw:connector draw:style-name="gr18" draw:text-style-name="P9" draw:layer="layout" draw:type="line" svg:x1="9.872cm" svg:y1="5.427cm" svg:x2="4.826cm" svg:y2="7.657cm" draw:start-shape="id4" draw:start-glue-point="2" draw:end-shape="id5" draw:end-glue-point="0" svg:d="M9872 5427l-5046 2230" svg:viewBox="0 0 5047 2231">
          <text:p/>
        </draw:connector>
        <draw:connector draw:style-name="gr19" draw:text-style-name="P9" draw:layer="layout" draw:type="line" svg:x1="11.172cm" svg:y1="5.427cm" svg:x2="14.478cm" svg:y2="7.657cm" draw:start-shape="id6" draw:start-glue-point="2" draw:end-shape="id7" draw:end-glue-point="0" svg:d="M11172 5427l3306 2230" svg:viewBox="0 0 3307 2231">
          <text:p/>
        </draw:connector>
        <draw:line draw:style-name="gr20" draw:text-style-name="P9" draw:layer="layout" svg:x1="3.556cm" svg:y1="11.176cm" svg:x2="5.334cm" svg:y2="8.89cm">
          <text:p/>
        </draw:line>
        <draw:frame draw:style-name="gr17" draw:text-style-name="P16" draw:layer="layout" svg:width="6.604cm" svg:height="1.673cm" svg:x="16.518cm" svg:y="10.922cm">
          <draw:text-box>
            <text:p>Get_actual_end(...)</text:p>
          </draw:text-box>
        </draw:frame>
        <draw:custom-shape draw:style-name="gr21" draw:text-style-name="P17" xml:id="id9" draw:id="id9" draw:layer="layout" svg:width="2.286cm" svg:height="1.27cm" svg:x="14.478cm" svg:y="7.62cm">
          <text:p/>
          <draw:enhanced-geometry svg:viewBox="0 0 21600 21600" draw:type="rectangle" draw:enhanced-path="M 0 0 L 21600 0 21600 21600 0 21600 0 0 Z N"/>
        </draw:custom-shape>
        <draw:line draw:style-name="gr22" draw:text-style-name="P9" draw:layer="layout" svg:x1="19.812cm" svg:y1="10.922cm" svg:x2="14.986cm" svg:y2="8.89cm">
          <text:p/>
        </draw:line>
        <draw:frame draw:style-name="gr17" draw:text-style-name="P16" draw:layer="layout" svg:width="6.604cm" svg:height="1.673cm" svg:x="20.066cm" svg:y="2.794cm">
          <draw:text-box>
            <text:p>Margin (eg. 10%)</text:p>
          </draw:text-box>
        </draw:frame>
        <draw:connector draw:style-name="gr11" draw:text-style-name="P9" xml:id="id8" draw:id="id8" draw:layer="layout" draw:type="curve" draw:line-skew="1.785cm" svg:x1="19.036cm" svg:y1="6.802cm" svg:x2="22.606cm" svg:y2="3.843cm" svg:d="M19036 6802c5355 0 3570-2959 3570-2959" svg:viewBox="0 0 3857 2960">
          <text:p/>
        </draw:connector>
        <draw:connector draw:style-name="gr23" draw:text-style-name="P9" draw:layer="layout" draw:type="curve" svg:x1="19.036cm" svg:y1="6.802cm" svg:x2="15.621cm" svg:y2="7.62cm" draw:start-shape="id8" draw:start-glue-point="2" draw:end-shape="id9" draw:end-glue-point="0" svg:d="M19036 6802c-2277 0-3415 272-3415 818" svg:viewBox="0 0 3416 819">
          <text:p/>
        </draw:connector>
        <draw:line draw:style-name="gr24" draw:text-style-name="P9" draw:layer="layout" svg:x1="4.544cm" svg:y1="11.978cm" svg:x2="18.514cm" svg:y2="11.978cm">
          <text:p/>
        </draw:line>
        <draw:custom-shape draw:style-name="gr25" draw:text-style-name="P8"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18" draw:layer="layout" svg:width="25.199cm" svg:height="3.506cm" svg:x="1.217cm" svg:y="0.254cm" presentation:class="title" presentation:user-transformed="true">
          <draw:text-box>
            <text:p><text:span text:style-name="T8">Mapping</text:span></text:p>
          </draw:text-box>
        </draw:frame>
        <draw:frame draw:style-name="gr26" draw:text-style-name="P7" xml:id="id10" draw:id="id10" draw:layer="layout" svg:width="2.605cm" svg:height="1.727cm" svg:x="7.62cm" svg:y="9.325cm">
          <draw:text-box>
            <text:p><text:span text:style-name="T9">(3,6)</text:span></text:p>
          </draw:text-box>
        </draw:frame>
        <draw:frame draw:style-name="gr27" draw:text-style-name="P19" draw:layer="layout" svg:width="8.78cm" svg:height="2.235cm" svg:x="2.142cm" svg:y="3.76cm">
          <draw:text-box>
            <text:p><text:span text:style-name="T10">For each point :</text:span></text:p>
          </draw:text-box>
        </draw:frame>
        <draw:frame draw:style-name="gr28" draw:text-style-name="P7" draw:layer="layout" svg:width="3.421cm" svg:height="2.301cm" svg:x="16.391cm" svg:y="12.984cm">
          <draw:text-box>
            <text:p><text:span text:style-name="T9">2,(8,2)</text:span></text:p>
          </draw:text-box>
        </draw:frame>
        <draw:frame draw:style-name="gr28" draw:text-style-name="P7" draw:layer="layout" svg:width="3.167cm" svg:height="2.301cm" svg:x="16.391cm" svg:y="9.628cm">
          <draw:text-box>
            <text:p><text:span text:style-name="T9">1,(0,6)</text:span></text:p>
          </draw:text-box>
        </draw:frame>
        <draw:frame draw:style-name="gr29" draw:text-style-name="P7" xml:id="id12" draw:id="id12" draw:layer="layout" svg:width="3.61cm" svg:height="1.394cm" svg:x="16.456cm" svg:y="6.48cm">
          <draw:text-box>
            <text:p><text:span text:style-name="T9">0,(3,6)</text:span></text:p>
          </draw:text-box>
        </draw:frame>
        <draw:frame draw:style-name="gr30" draw:text-style-name="P20" draw:layer="layout" svg:width="4.773cm" svg:height="2.901cm" svg:x="15.801cm" svg:y="4.211cm">
          <draw:text-box>
            <text:p><text:span text:style-name="T11">Clusters’ centroids</text:span></text:p>
          </draw:text-box>
        </draw:frame>
        <draw:frame draw:style-name="gr31" draw:text-style-name="P20" draw:layer="layout" svg:width="3.503cm" svg:height="2.032cm" svg:x="7.419cm" svg:y="6.858cm">
          <draw:text-box>
            <text:p><text:span text:style-name="T11">Point</text:span></text:p>
          </draw:text-box>
        </draw:frame>
        <draw:connector draw:style-name="gr11" draw:text-style-name="P9" xml:id="id11" draw:id="id11" draw:layer="layout" draw:type="curve" svg:x1="13.257cm" svg:y1="7.167cm" svg:x2="10.225cm" svg:y2="10.188cm" draw:end-shape="id10" draw:end-glue-point="1" svg:d="M13257 7167c-1899 0-383 3021-3032 3021" svg:viewBox="0 0 3033 3022">
          <text:p/>
        </draw:connector>
        <draw:connector draw:style-name="gr32" draw:text-style-name="P9" draw:layer="layout" draw:type="curve" svg:x1="13.257cm" svg:y1="7.167cm" svg:x2="16.456cm" svg:y2="7.177cm" draw:start-shape="id11" draw:start-glue-point="2" draw:end-shape="id12" draw:end-glue-point="3" svg:d="M13257 7167c2400 0 801 10 3199 10" svg:viewBox="0 0 3200 11">
          <text:p/>
        </draw:connector>
        <draw:frame draw:style-name="gr33" draw:text-style-name="P21" xml:id="id13" draw:id="id13" draw:layer="layout" svg:width="10.414cm" svg:height="4.064cm" svg:x="4.826cm" svg:y="14.224cm">
          <draw:text-box>
            <text:p><text:span text:style-name="T12">Assign to the nearest (euclidean distance) centroid</text:span></text:p>
          </draw:text-box>
        </draw:frame>
        <draw:connector draw:style-name="gr34" draw:text-style-name="P9" draw:layer="layout" draw:type="curve" draw:line-skew="1.217cm" svg:x1="10.033cm" svg:y1="14.224cm" svg:x2="12.116cm" svg:y2="8.677cm" draw:start-shape="id13" draw:start-glue-point="0" draw:end-shape="id11" draw:end-glue-point="0" svg:d="M10033 14224c0-1200 1863-999 2999-2086s1547-3461-916-3461" svg:viewBox="0 0 3898 5548">
          <text:p/>
        </draw:connecto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text:span text:style-name="T9">map[string]</text:span><text:span text:style-name="T13">interface{}</text:span></text:p>
          </draw:text-box>
        </draw:frame>
        <draw:frame draw:style-name="gr28" draw:text-style-name="P20" draw:layer="layout" svg:width="6.296cm" svg:height="2.301cm" svg:x="17.072cm" svg:y="2.54cm">
          <draw:text-box>
            <text:p><text:span text:style-name="T11">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text:span text:style-name="T11">keys</text:span></text:p>
          </draw:text-box>
        </draw:frame>
        <draw:line draw:style-name="gr38" draw:text-style-name="P9" draw:layer="layout" svg:x1="4.064cm" svg:y1="4.318cm" svg:x2="5.588cm" svg:y2="5.842cm">
          <text:p/>
        </draw:line>
        <draw:frame draw:style-name="gr35" draw:text-style-name="P7" draw:layer="layout" svg:width="10.414cm" svg:height="1.473cm" svg:x="14.478cm" svg:y="8.179cm">
          <draw:text-box>
            <text:p><text:span text:style-name="T9">map[string]struct{}</text:span></text:p>
          </draw:text-box>
        </draw:frame>
        <draw:line draw:style-name="gr39" draw:text-style-name="P9" draw:layer="layout" svg:x1="10.668cm" svg:y1="6.858cm" svg:x2="14.478cm" svg:y2="8.382cm">
          <text:p/>
        </draw:line>
        <draw:frame draw:style-name="gr40" draw:text-style-name="P20" draw:layer="layout" svg:width="7.366cm" svg:height="3.825cm" svg:x="18.542cm" svg:y="11.923cm">
          <draw:text-box>
            <text:p><text:span text:style-name="T11">points encoded as string</text:span></text:p>
          </draw:text-box>
        </draw:frame>
        <draw:line draw:style-name="gr41" draw:text-style-name="P9" draw:layer="layout" svg:x1="19.558cm" svg:y1="11.938cm" svg:x2="17.78cm" svg:y2="9.398cm">
          <text:p/>
        </draw:line>
        <draw:custom-shape draw:style-name="gr42" draw:text-style-name="P22" draw:layer="layout" svg:width="13.716cm" svg:height="12.192cm" svg:x="12.192cm" svg:y="7.366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text:span text:style-name="T14">Clustering algorithm specific</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8">Keys splitting</text:span></text:p>
          </draw:text-box>
        </draw:frame>
        <draw:frame draw:style-name="gr44" draw:text-style-name="P25" draw:layer="layout" svg:width="23.971cm" svg:height="4.34cm" svg:x="2.699cm" svg:y="4.82cm">
          <draw:text-box>
            <text:p text:style-name="P24"><text:span text:style-name="T15">Master assigns one or more keys to each reducer (exclusively).</text:span></text:p>
          </draw:text-box>
        </draw:frame>
        <draw:frame draw:style-name="gr45" draw:text-style-name="P27" draw:layer="layout" svg:width="15.335cm" svg:height="2.816cm" svg:x="1.016cm" svg:y="9.122cm">
          <draw:text-box>
            <text:p text:style-name="P26"><text:span text:style-name="T16">Main data structure, here, is:</text:span></text:p>
          </draw:text-box>
        </draw:frame>
        <draw:frame draw:style-name="gr46" draw:text-style-name="P25" draw:layer="layout" svg:width="20.415cm" svg:height="2.286cm" svg:x="4.318cm" svg:y="12.446cm">
          <draw:text-box>
            <text:p text:style-name="P24"><text:span text:style-name="T15">map[string]map[string]*Server</text:span></text:p>
          </draw:text-box>
        </draw:frame>
        <draw:frame draw:style-name="gr28" draw:text-style-name="P20" draw:layer="layout" svg:width="6.296cm" svg:height="2.301cm" svg:x="1.578cm" svg:y="16.749cm">
          <draw:text-box>
            <text:p><text:span text:style-name="T11">keys</text:span></text:p>
          </draw:text-box>
        </draw:frame>
        <draw:frame draw:style-name="gr28" draw:text-style-name="P20" draw:layer="layout" svg:width="6.296cm" svg:height="2.301cm" svg:x="7.166cm" svg:y="16.749cm">
          <draw:text-box>
            <text:p><text:span text:style-name="T11">server ids</text:span></text:p>
          </draw:text-box>
        </draw:frame>
        <draw:frame draw:style-name="gr28" draw:text-style-name="P20" draw:layer="layout" svg:width="6.296cm" svg:height="2.301cm" svg:x="17.58cm" svg:y="16.51cm">
          <draw:text-box>
            <text:p><text:span text:style-name="T11">Contains ip, port, etc.</text:span></text:p>
          </draw:text-box>
        </draw:frame>
        <draw:line draw:style-name="gr47" draw:text-style-name="P9" draw:layer="layout" svg:x1="3.81cm" svg:y1="17.272cm" svg:x2="7.874cm" svg:y2="13.716cm">
          <text:p/>
        </draw:line>
        <draw:line draw:style-name="gr48" draw:text-style-name="P9" draw:layer="layout" svg:x1="10.16cm" svg:y1="17.018cm" svg:x2="13.97cm" svg:y2="13.716cm">
          <text:p/>
        </draw:line>
        <draw:line draw:style-name="gr49" draw:text-style-name="P9" draw:layer="layout" svg:x1="20.066cm" svg:y1="16.764cm" svg:x2="18.542cm" svg:y2="13.716cm">
          <text:p/>
        </draw:lin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Retrieving results</text:span></text:p>
          </draw:text-box>
        </draw:frame>
        <draw:frame draw:style-name="gr46" draw:text-style-name="P25" draw:layer="layout" svg:width="20.415cm" svg:height="2.286cm" svg:x="4.572cm" svg:y="6.096cm">
          <draw:text-box>
            <text:p text:style-name="P24"><text:span text:style-name="T15">map[string]map[string]struct{}</text:span></text:p>
          </draw:text-box>
        </draw:frame>
        <draw:frame draw:style-name="gr28" draw:text-style-name="P20" draw:layer="layout" svg:width="6.296cm" svg:height="2.301cm" svg:x="17.508cm" svg:y="11.676cm">
          <draw:text-box>
            <text:p><text:span text:style-name="T11">keys</text:span></text:p>
          </draw:text-box>
        </draw:frame>
        <draw:frame draw:style-name="gr50" draw:text-style-name="P20" draw:layer="layout" svg:width="6.296cm" svg:height="2.033cm" svg:x="3.74cm" svg:y="11.683cm">
          <draw:text-box>
            <text:p><text:span text:style-name="T11">server id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8"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Encapsulated and sent to the respective server.</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Reducing</text:span></text:p>
          </draw:text-box>
        </draw:frame>
        <draw:frame draw:style-name="gr46" draw:text-style-name="P25" draw:layer="layout" svg:width="20.415cm" svg:height="2.286cm" svg:x="4.572cm" svg:y="6.096cm">
          <draw:text-box>
            <text:p text:style-name="P24"><text:span text:style-name="T15">map[string]map[string]struct{}</text:span></text:p>
          </draw:text-box>
        </draw:frame>
        <draw:frame draw:style-name="gr28" draw:text-style-name="P20" draw:layer="layout" svg:width="6.296cm" svg:height="2.301cm" svg:x="17.508cm" svg:y="11.676cm">
          <draw:text-box>
            <text:p><text:span text:style-name="T11">points</text:span></text:p>
          </draw:text-box>
        </draw:frame>
        <draw:frame draw:style-name="gr50" draw:text-style-name="P20" draw:layer="layout" svg:width="6.296cm" svg:height="2.033cm" svg:x="3.74cm" svg:y="11.683cm">
          <draw:text-box>
            <text:p><text:span text:style-name="T11">key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8"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For each point, get the mean using welford one pass</text:span></text:p>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 text:style-name="P29"><text:span text:style-name="T9">map[string]</text:span><text:span text:style-name="T13">interface{}</text:span></text:p>
          </draw:text-box>
        </draw:frame>
        <draw:frame draw:style-name="gr28" draw:text-style-name="P20" draw:layer="layout" svg:width="6.296cm" svg:height="2.301cm" svg:x="17.072cm" svg:y="2.54cm">
          <draw:text-box>
            <text:p text:style-name="P29"><text:span text:style-name="T11">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 text:style-name="P29"><text:span text:style-name="T11">keys</text:span></text:p>
          </draw:text-box>
        </draw:frame>
        <draw:line draw:style-name="gr38" draw:text-style-name="P9" draw:layer="layout" svg:x1="4.064cm" svg:y1="4.318cm" svg:x2="5.588cm" svg:y2="5.842cm">
          <text:p/>
        </draw:line>
        <draw:line draw:style-name="gr39" draw:text-style-name="P9" draw:layer="layout" svg:x1="10.668cm" svg:y1="6.858cm" svg:x2="14.478cm" svg:y2="8.382cm">
          <text:p/>
        </draw:line>
        <draw:frame draw:style-name="gr35" draw:text-style-name="P7" draw:layer="layout" svg:width="10.414cm" svg:height="1.473cm" svg:x="14.478cm" svg:y="8.179cm">
          <draw:text-box>
            <text:p text:style-name="P29"><text:span text:style-name="T5">[]float</text:span></text:p>
          </draw:text-box>
        </draw:frame>
        <draw:custom-shape draw:style-name="gr42" draw:text-style-name="P22" draw:layer="layout" svg:width="13.716cm" svg:height="12.192cm" svg:x="12.446cm" svg:y="7.62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 text:style-name="P29"><text:span text:style-name="T14">Clustering algorithm specific</text:span></text:p>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3" draw:text-style-name="P30"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Iteration</text:span></text:p>
          </draw:text-box>
        </draw:frame>
        <draw:frame draw:style-name="gr55" draw:text-style-name="P32" draw:layer="layout" svg:width="23.971cm" svg:height="14.732cm" svg:x="2.032cm" svg:y="4.826cm">
          <draw:text-box>
            <text:p text:style-name="P31"><text:span text:style-name="T17">Algorithm specific function, it has a []interface{} as parameter and it is preserved during the iterations.</text:span></text:p>
            <text:p text:style-name="P31"><text:span text:style-name="T18"/></text:p>
            <text:p text:style-name="P31"><text:span text:style-name="T18"/></text:p>
            <text:p text:style-name="P31"><text:span text:style-name="T18"/></text:p>
            <text:p text:style-name="P31"><text:span text:style-name="T17">Thus results can be saved there and compared (k-means is searching a fixpoint!) <text:s/></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7" draw:text-style-name="P18" draw:layer="layout" svg:width="24.945cm" svg:height="1.737cm" svg:x="1.979cm" svg:y="0.039cm" presentation:class="title" presentation:user-transformed="true">
          <draw:text-box>
            <text:p><text:span text:style-name="T8">Worst failure case</text:span></text:p>
          </draw:text-box>
        </draw:frame>
        <draw:frame presentation:style-name="pr8" draw:text-style-name="P33" draw:layer="layout" svg:width="9.581cm" svg:height="4.064cm" svg:x="0.508cm" svg:y="3.048cm" presentation:class="outline" presentation:user-transformed="true">
          <draw:text-box>
            <text:list text:style-name="L2">
              <text:list-header>
                <text:p>One mapper fails during reducer phase</text:p>
              </text:list-header>
            </text:list>
          </draw:text-box>
        </draw:frame>
        <draw:line draw:style-name="gr56" draw:text-style-name="P9" draw:layer="layout" svg:x1="10.56cm" svg:y1="4.942cm" svg:x2="14.624cm" svg:y2="4.942cm">
          <text:p/>
        </draw:line>
        <draw:frame presentation:style-name="pr8" draw:text-style-name="P33" draw:layer="layout" svg:width="9.581cm" svg:height="4.064cm" svg:x="15.311cm" svg:y="3.002cm" presentation:class="outline" presentation:user-transformed="true">
          <draw:text-box>
            <text:list text:style-name="L2">
              <text:list-header>
                <text:p>Previously done jobs are re-scheduled</text:p>
              </text:list-header>
            </text:list>
          </draw:text-box>
        </draw:frame>
        <draw:line draw:style-name="gr57" draw:text-style-name="P9" draw:layer="layout" svg:x1="20.32cm" svg:y1="7.62cm" svg:x2="20.32cm" svg:y2="8.89cm">
          <text:p/>
        </draw:line>
        <draw:frame presentation:style-name="pr8" draw:text-style-name="P33" draw:layer="layout" svg:width="9.581cm" svg:height="1.366cm" svg:x="15.412cm" svg:y="9.302cm" presentation:class="outline" presentation:user-transformed="true">
          <draw:text-box>
            <text:list text:style-name="L2">
              <text:list-header>
                <text:p>Jobs done</text:p>
              </text:list-header>
            </text:list>
          </draw:text-box>
        </draw:frame>
        <draw:line draw:style-name="gr58" draw:text-style-name="P9" draw:layer="layout" svg:x1="5.718cm" svg:y1="7.62cm" svg:x2="5.718cm" svg:y2="8.89cm">
          <text:p/>
        </draw:line>
        <draw:frame presentation:style-name="pr8" draw:text-style-name="P33" draw:layer="layout" svg:width="9.581cm" svg:height="4.064cm" svg:x="0.433cm" svg:y="9.238cm" presentation:class="outline" presentation:user-transformed="true">
          <draw:text-box>
            <text:list text:style-name="L2">
              <text:list-header>
                <text:p>Reducer scheduler is put on pause </text:p>
              </text:list-header>
            </text:list>
          </draw:text-box>
        </draw:frame>
        <draw:line draw:style-name="gr57" draw:text-style-name="P9" draw:layer="layout" svg:x1="20.32cm" svg:y1="10.82cm" svg:x2="20.32cm" svg:y2="12.09cm">
          <text:p/>
        </draw:line>
        <draw:frame presentation:style-name="pr8" draw:text-style-name="P33" draw:layer="layout" svg:width="9.581cm" svg:height="4.064cm" svg:x="15.312cm" svg:y="12.802cm" presentation:class="outline" presentation:user-transformed="true">
          <draw:text-box>
            <text:list text:style-name="L2">
              <text:list-header>
                <text:p>Update Key’s location and resume reduce scheduler</text:p>
              </text:list-header>
            </text:list>
          </draw:text-box>
        </draw:frame>
        <presentation:notes draw:style-name="dp2">
          <draw:page-thumbnail draw:style-name="gr1" draw:layer="layout" svg:width="14.848cm" svg:height="11.136cm" svg:x="3.075cm" svg:y="2.257cm" draw:page-number="11" presentation:class="page"/>
          <draw:frame presentation:style-name="pr3" draw:text-style-name="P30"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text-style-name="P35" draw:layer="layout" svg:width="25.199cm" svg:height="3.506cm" svg:x="1.4cm" svg:y="8.537cm" presentation:class="title" presentation:user-transformed="true">
          <draw:text-box>
            <text:p text:style-name="P34"><text:span text:style-name="T19">Thanks!</text:span></text:p>
          </draw:text-box>
        </draw:frame>
        <presentation:notes draw:style-name="dp2">
          <draw:page-thumbnail draw:style-name="gr1" draw:layer="layout" svg:width="14.848cm" svg:height="11.136cm" svg:x="3.075cm" svg:y="2.257cm" draw:page-number="12" presentation:class="page"/>
          <draw:frame presentation:style-name="pr3" draw:text-style-name="P30"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Resend limiter (desynch issue)</text:span></text:p>
          </draw:text-box>
        </draw:frame>
        <draw:frame presentation:style-name="pr9" draw:text-style-name="P36"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59" draw:text-style-name="P9" draw:layer="layout" svg:x1="2.794cm" svg:y1="4.572cm" svg:x2="2.794cm" svg:y2="12.954cm">
          <text:p/>
        </draw:line>
        <draw:line draw:style-name="gr59" draw:text-style-name="P9" draw:layer="layout" svg:x1="5.334cm" svg:y1="4.572cm" svg:x2="5.334cm" svg:y2="12.954cm">
          <text:p/>
        </draw:line>
        <draw:line draw:style-name="gr60" draw:text-style-name="P9" draw:layer="layout" svg:x1="2.794cm" svg:y1="5.08cm" svg:x2="5.334cm" svg:y2="5.842cm">
          <text:p/>
        </draw:line>
        <draw:line draw:style-name="gr60" draw:text-style-name="P9" draw:layer="layout" svg:x1="2.794cm" svg:y1="6.096cm" svg:x2="5.334cm" svg:y2="6.858cm">
          <text:p/>
        </draw:line>
        <draw:line draw:style-name="gr60" draw:text-style-name="P9" draw:layer="layout" svg:x1="2.794cm" svg:y1="7.112cm" svg:x2="5.334cm" svg:y2="7.874cm">
          <text:p/>
        </draw:line>
        <draw:line draw:style-name="gr60" draw:text-style-name="P9" draw:layer="layout" svg:x1="5.334cm" svg:y1="6.858cm" svg:x2="2.794cm" svg:y2="7.366cm">
          <text:p/>
        </draw:line>
        <draw:line draw:style-name="gr11" draw:text-style-name="P9" draw:layer="layout" svg:x1="5.334cm" svg:y1="5.842cm" svg:x2="4.318cm" svg:y2="6.096cm">
          <text:p/>
        </draw:line>
        <draw:line draw:style-name="gr60" draw:text-style-name="P9" draw:layer="layout" svg:x1="5.334cm" svg:y1="7.874cm" svg:x2="2.794cm" svg:y2="8.636cm">
          <text:p/>
        </draw:line>
        <draw:frame draw:style-name="gr61" draw:text-style-name="P37" draw:layer="layout" svg:width="1.016cm" svg:height="0.962cm" svg:x="2.032cm" svg:y="4.572cm">
          <draw:text-box>
            <text:p>0</text:p>
          </draw:text-box>
        </draw:frame>
        <draw:frame draw:style-name="gr61" draw:text-style-name="P37" draw:layer="layout" svg:width="0.762cm" svg:height="0.962cm" svg:x="2.032cm" svg:y="5.642cm">
          <draw:text-box>
            <text:p>1</text:p>
          </draw:text-box>
        </draw:frame>
        <draw:frame draw:style-name="gr61" draw:text-style-name="P37" draw:layer="layout" svg:width="1.016cm" svg:height="0.962cm" svg:x="2.032cm" svg:y="6.604cm">
          <draw:text-box>
            <text:p>2</text:p>
          </draw:text-box>
        </draw:frame>
        <draw:frame draw:style-name="gr61" draw:text-style-name="P37" draw:layer="layout" svg:width="2.54cm" svg:height="0.962cm" svg:x="1.524cm" svg:y="3.81cm">
          <draw:text-box>
            <text:p>sender</text:p>
          </draw:text-box>
        </draw:frame>
        <draw:frame draw:style-name="gr61" draw:text-style-name="P37" draw:layer="layout" svg:width="3.048cm" svg:height="0.962cm" svg:x="4.064cm" svg:y="3.81cm">
          <draw:text-box>
            <text:p>receiver</text:p>
          </draw:text-box>
        </draw:frame>
        <draw:line draw:style-name="gr60" draw:text-style-name="P9" draw:layer="layout" svg:x1="2.794cm" svg:y1="8.128cm" svg:x2="5.334cm" svg:y2="8.89cm">
          <text:p/>
        </draw:line>
        <draw:line draw:style-name="gr60" draw:text-style-name="P9" draw:layer="layout" svg:x1="2.794cm" svg:y1="9.144cm" svg:x2="5.334cm" svg:y2="9.906cm">
          <text:p/>
        </draw:line>
        <draw:line draw:style-name="gr60" draw:text-style-name="P9" draw:layer="layout" svg:x1="2.794cm" svg:y1="10.16cm" svg:x2="5.334cm" svg:y2="10.922cm">
          <text:p/>
        </draw:line>
        <draw:frame draw:style-name="gr61" draw:text-style-name="P37" draw:layer="layout" svg:width="2.286cm" svg:height="0.962cm" svg:x="0.762cm" svg:y="9.652cm">
          <draw:text-box>
            <text:p>exp 0</text:p>
          </draw:text-box>
        </draw:frame>
        <draw:line draw:style-name="gr60" draw:text-style-name="P9" draw:layer="layout" svg:x1="2.794cm" svg:y1="11.176cm" svg:x2="5.334cm" svg:y2="11.938cm">
          <text:p/>
        </draw:line>
        <draw:frame draw:style-name="gr61" draw:text-style-name="P37" draw:layer="layout" svg:width="2.286cm" svg:height="0.962cm" svg:x="0.762cm" svg:y="7.674cm">
          <draw:text-box>
            <text:p>exp 0</text:p>
          </draw:text-box>
        </draw:frame>
        <draw:frame draw:style-name="gr61" draw:text-style-name="P37" draw:layer="layout" svg:width="2.286cm" svg:height="0.962cm" svg:x="0.762cm" svg:y="8.69cm">
          <draw:text-box>
            <text:p>exp 0</text:p>
          </draw:text-box>
        </draw:frame>
        <draw:custom-shape draw:style-name="gr62" draw:text-style-name="P9" xml:id="id15" draw:id="id15"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9" xml:id="id16" draw:id="id16"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8" xml:id="id14" draw:id="id14"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8" xml:id="id17" draw:id="id17"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8" draw:layer="layout" svg:x1="11.557cm" svg:y1="6.604cm" svg:x2="11.557cm" svg:y2="4.826cm" draw:start-shape="id14" draw:start-glue-point="4" draw:end-shape="id15" draw:end-glue-point="4" svg:d="M11557 6604v-1778" svg:viewBox="0 0 1 1779">
          <text:p/>
        </draw:connector>
        <draw:connector draw:style-name="gr66" draw:text-style-name="P9" draw:layer="layout" draw:type="line" svg:x1="14.341cm" svg:y1="5.979cm" svg:x2="13.084cm" svg:y2="7.236cm" draw:start-shape="id15" draw:start-glue-point="11" draw:end-shape="id14" draw:end-glue-point="11" svg:d="M14341 5979l-1257 1257" svg:viewBox="0 0 1258 1258">
          <text:p/>
        </draw:connector>
        <draw:connector draw:style-name="gr66" draw:text-style-name="P9" draw:layer="layout" draw:type="line" svg:x1="13.716cm" svg:y1="8.763cm" svg:x2="15.494cm" svg:y2="8.763cm" draw:start-shape="id14" draw:start-glue-point="10" draw:end-shape="id15" draw:end-glue-point="10" svg:d="M13716 8763h1778" svg:viewBox="0 0 1779 1">
          <text:p/>
        </draw:connector>
        <draw:connector draw:style-name="gr66" draw:text-style-name="P9" draw:layer="layout" draw:type="line" svg:x1="13.084cm" svg:y1="10.29cm" svg:x2="14.341cm" svg:y2="11.547cm" draw:start-shape="id14" draw:start-glue-point="9" draw:end-shape="id15" draw:end-glue-point="9" svg:d="M13084 10290l1257 1257" svg:viewBox="0 0 1258 1258">
          <text:p/>
        </draw:connector>
        <draw:connector draw:style-name="gr66" draw:text-style-name="P9" draw:layer="layout" draw:type="line" svg:x1="11.557cm" svg:y1="10.922cm" svg:x2="11.557cm" svg:y2="12.7cm" draw:start-shape="id14" draw:start-glue-point="8" draw:end-shape="id15" svg:d="M11557 10922v1778" svg:viewBox="0 0 1 1779">
          <text:p/>
        </draw:connector>
        <draw:connector draw:style-name="gr66" draw:text-style-name="P9" draw:layer="layout" draw:type="line" svg:x1="10.03cm" svg:y1="10.29cm" svg:x2="8.773cm" svg:y2="11.547cm" draw:start-shape="id14" draw:start-glue-point="7" draw:end-shape="id15" draw:end-glue-point="7" svg:d="M10030 10290l-1257 1257" svg:viewBox="0 0 1258 1258">
          <text:p/>
        </draw:connector>
        <draw:connector draw:style-name="gr66" draw:text-style-name="P9" draw:layer="layout" draw:type="line" svg:x1="9.398cm" svg:y1="8.763cm" svg:x2="7.62cm" svg:y2="8.763cm" draw:start-shape="id14" draw:start-glue-point="6" draw:end-shape="id15" draw:end-glue-point="6" svg:d="M9398 8763h-1778" svg:viewBox="0 0 1779 1">
          <text:p/>
        </draw:connector>
        <draw:connector draw:style-name="gr66" draw:text-style-name="P9" draw:layer="layout" draw:type="line" svg:x1="10.03cm" svg:y1="7.236cm" svg:x2="8.773cm" svg:y2="5.979cm" draw:start-shape="id14" draw:start-glue-point="5" draw:end-shape="id15" draw:end-glue-point="5" svg:d="M10030 7236l-1257-1257" svg:viewBox="0 0 1258 1258">
          <text:p/>
        </draw:connector>
        <draw:connector draw:style-name="gr66" draw:text-style-name="P9" draw:layer="layout" draw:type="line" svg:x1="21.463cm" svg:y1="4.826cm" svg:x2="21.463cm" svg:y2="6.604cm" draw:start-shape="id16" draw:start-glue-point="4" draw:end-shape="id17" draw:end-glue-point="4" svg:d="M21463 4826v1778" svg:viewBox="0 0 1 1779">
          <text:p/>
        </draw:connector>
        <draw:connector draw:style-name="gr66" draw:text-style-name="P9" draw:layer="layout" draw:type="line" svg:x1="22.99cm" svg:y1="7.236cm" svg:x2="24.247cm" svg:y2="5.979cm" draw:start-shape="id17" draw:start-glue-point="11" draw:end-shape="id16" draw:end-glue-point="11" svg:d="M22990 7236l1257-1257" svg:viewBox="0 0 1258 1258">
          <text:p/>
        </draw:connector>
        <draw:connector draw:style-name="gr66" draw:text-style-name="P9" draw:layer="layout" draw:type="line" svg:x1="23.622cm" svg:y1="8.763cm" svg:x2="25.4cm" svg:y2="8.763cm" draw:start-shape="id17" draw:start-glue-point="10" draw:end-shape="id16" draw:end-glue-point="10" svg:d="M23622 8763h1778" svg:viewBox="0 0 1779 1">
          <text:p/>
        </draw:connector>
        <draw:connector draw:style-name="gr66" draw:text-style-name="P9" draw:layer="layout" draw:type="line" svg:x1="22.99cm" svg:y1="10.29cm" svg:x2="24.247cm" svg:y2="11.547cm" draw:start-shape="id17" draw:start-glue-point="9" draw:end-shape="id16" draw:end-glue-point="9" svg:d="M22990 10290l1257 1257" svg:viewBox="0 0 1258 1258">
          <text:p/>
        </draw:connector>
        <draw:connector draw:style-name="gr66" draw:text-style-name="P9" draw:layer="layout" draw:type="line" svg:x1="21.463cm" svg:y1="10.922cm" svg:x2="21.463cm" svg:y2="12.7cm" draw:start-shape="id17" draw:start-glue-point="8" draw:end-shape="id16" draw:end-glue-point="8" svg:d="M21463 10922v1778" svg:viewBox="0 0 1 1779">
          <text:p/>
        </draw:connector>
        <draw:connector draw:style-name="gr66" draw:text-style-name="P9" draw:layer="layout" draw:type="line" svg:x1="19.936cm" svg:y1="10.29cm" svg:x2="18.679cm" svg:y2="11.547cm" draw:start-shape="id17" draw:start-glue-point="7" draw:end-shape="id16" draw:end-glue-point="7" svg:d="M19936 10290l-1257 1257" svg:viewBox="0 0 1258 1258">
          <text:p/>
        </draw:connector>
        <draw:connector draw:style-name="gr66" draw:text-style-name="P9" draw:layer="layout" draw:type="line" svg:x1="19.304cm" svg:y1="8.763cm" svg:x2="17.526cm" svg:y2="8.763cm" draw:start-shape="id17" draw:start-glue-point="6" draw:end-shape="id16" draw:end-glue-point="6" svg:d="M19304 8763h-1778" svg:viewBox="0 0 1779 1">
          <text:p/>
        </draw:connector>
        <draw:connector draw:style-name="gr66" draw:text-style-name="P9" draw:layer="layout" draw:type="line" svg:x1="19.936cm" svg:y1="7.236cm" svg:x2="18.679cm" svg:y2="5.979cm" draw:start-shape="id17" draw:start-glue-point="5" draw:end-shape="id16" draw:end-glue-point="5" svg:d="M19936 7236l-1257-1257" svg:viewBox="0 0 1258 1258">
          <text:p/>
        </draw:connector>
        <draw:custom-shape draw:style-name="gr67" draw:text-style-name="P38"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61" draw:text-style-name="P37" draw:layer="layout" svg:width="1.016cm" svg:height="0.962cm" svg:x="19.812cm" svg:y="5.588cm">
          <draw:text-box>
            <text:p>7</text:p>
          </draw:text-box>
        </draw:frame>
        <draw:frame draw:style-name="gr61" draw:text-style-name="P37" draw:layer="layout" svg:width="1.016cm" svg:height="0.962cm" svg:x="18.288cm" svg:y="7.236cm">
          <draw:text-box>
            <text:p>6</text:p>
          </draw:text-box>
        </draw:frame>
        <draw:frame draw:style-name="gr61" draw:text-style-name="P37" draw:layer="layout" svg:width="1.016cm" svg:height="0.962cm" svg:x="18.288cm" svg:y="9.398cm">
          <draw:text-box>
            <text:p>5</text:p>
          </draw:text-box>
        </draw:frame>
        <draw:frame draw:style-name="gr61" draw:text-style-name="P37" draw:layer="layout" svg:width="1.016cm" svg:height="0.962cm" svg:x="19.936cm" svg:y="10.976cm">
          <draw:text-box>
            <text:p>4</text:p>
          </draw:text-box>
        </draw:frame>
        <draw:frame draw:style-name="gr61" draw:text-style-name="P37" draw:layer="layout" svg:width="1.016cm" svg:height="0.962cm" svg:x="21.974cm" svg:y="11.176cm">
          <draw:text-box>
            <text:p>3</text:p>
          </draw:text-box>
        </draw:frame>
        <draw:frame draw:style-name="gr61" draw:text-style-name="P37" draw:layer="layout" svg:width="1.016cm" svg:height="0.962cm" svg:x="23.876cm" svg:y="9.452cm">
          <draw:text-box>
            <text:p>2</text:p>
          </draw:text-box>
        </draw:frame>
        <draw:frame draw:style-name="gr61" draw:text-style-name="P37" draw:layer="layout" svg:width="1.016cm" svg:height="0.962cm" svg:x="23.876cm" svg:y="7.112cm">
          <draw:text-box>
            <text:p>1</text:p>
          </draw:text-box>
        </draw:frame>
        <draw:frame draw:style-name="gr61" draw:text-style-name="P37" draw:layer="layout" svg:width="1.016cm" svg:height="0.962cm" svg:x="22.098cm" svg:y="5.642cm">
          <draw:text-box>
            <text:p>0</text:p>
          </draw:text-box>
        </draw:frame>
        <draw:frame draw:style-name="gr61" draw:text-style-name="P37" draw:layer="layout" svg:width="1.016cm" svg:height="0.962cm" svg:x="10.03cm" svg:y="5.588cm">
          <draw:text-box>
            <text:p>7</text:p>
          </draw:text-box>
        </draw:frame>
        <draw:frame draw:style-name="gr61" draw:text-style-name="P37" draw:layer="layout" svg:width="1.016cm" svg:height="0.962cm" svg:x="8.382cm" svg:y="7.112cm">
          <draw:text-box>
            <text:p>6</text:p>
          </draw:text-box>
        </draw:frame>
        <draw:frame draw:style-name="gr61" draw:text-style-name="P37" draw:layer="layout" svg:width="1.016cm" svg:height="0.962cm" svg:x="8.382cm" svg:y="9.652cm">
          <draw:text-box>
            <text:p>5</text:p>
          </draw:text-box>
        </draw:frame>
        <draw:frame draw:style-name="gr61" draw:text-style-name="P37" draw:layer="layout" svg:width="1.016cm" svg:height="0.962cm" svg:x="9.906cm" svg:y="11.176cm">
          <draw:text-box>
            <text:p>4</text:p>
          </draw:text-box>
        </draw:frame>
        <draw:frame draw:style-name="gr61" draw:text-style-name="P37" draw:layer="layout" svg:width="1.016cm" svg:height="0.962cm" svg:x="12.068cm" svg:y="11.176cm">
          <draw:text-box>
            <text:p>3</text:p>
          </draw:text-box>
        </draw:frame>
        <draw:frame draw:style-name="gr61" draw:text-style-name="P37" draw:layer="layout" svg:width="1.016cm" svg:height="0.962cm" svg:x="13.716cm" svg:y="9.398cm">
          <draw:text-box>
            <text:p>2</text:p>
          </draw:text-box>
        </draw:frame>
        <draw:frame draw:style-name="gr61" draw:text-style-name="P37" draw:layer="layout" svg:width="1.016cm" svg:height="0.962cm" svg:x="13.97cm" svg:y="7.236cm">
          <draw:text-box>
            <text:p>1</text:p>
          </draw:text-box>
        </draw:frame>
        <draw:frame draw:style-name="gr61" draw:text-style-name="P37" draw:layer="layout" svg:width="1.016cm" svg:height="0.962cm" svg:x="12.192cm" svg:y="5.642cm">
          <draw:text-box>
            <text:p>0</text:p>
          </draw:text-box>
        </draw:frame>
        <draw:frame draw:style-name="gr61" draw:text-style-name="P37" draw:layer="layout" svg:width="4.826cm" svg:height="0.962cm" svg:x="1.778cm" svg:y="3.102cm">
          <draw:text-box>
            <text:p>Window size 3</text:p>
          </draw:text-box>
        </draw:frame>
        <draw:frame draw:style-name="gr61" draw:text-style-name="P39" draw:layer="layout" svg:width="10.414cm" svg:height="0.962cm" svg:x="12.7cm" svg:y="3.665cm">
          <draw:text-box>
            <text:p><text:span text:style-name="T20">Unacked and unackable, deadlock</text:span></text:p>
          </draw:text-box>
        </draw:frame>
        <draw:frame draw:style-name="gr61" draw:text-style-name="P40" draw:layer="layout" svg:width="2.54cm" svg:height="0.962cm" svg:x="10.414cm" svg:y="8.128cm">
          <draw:text-box>
            <text:p><text:span text:style-name="T21">sender</text:span></text:p>
          </draw:text-box>
        </draw:frame>
        <draw:frame draw:style-name="gr61" draw:text-style-name="P40" draw:layer="layout" svg:width="3.048cm" svg:height="0.962cm" svg:x="20.066cm" svg:y="8.128cm">
          <draw:text-box>
            <text:p><text:span text:style-name="T21">receiver</text:span></text:p>
          </draw:text-box>
        </draw:frame>
        <draw:custom-shape draw:style-name="gr67" draw:text-style-name="P38"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8" draw:text-style-name="P9" draw:layer="layout" svg:x1="14.478cm" svg:y1="4.627cm" svg:x2="12.954cm" svg:y2="5.642cm">
          <text:p/>
        </draw:line>
        <draw:line draw:style-name="gr68" draw:text-style-name="P9" draw:layer="layout" svg:x1="18.288cm" svg:y1="4.627cm" svg:x2="22.098cm" svg:y2="5.642cm">
          <text:p/>
        </draw:line>
        <presentation:notes draw:style-name="dp2">
          <draw:page-thumbnail draw:style-name="gr1" draw:layer="layout" svg:width="14.848cm" svg:height="11.136cm" svg:x="3.075cm" svg:y="2.257cm" draw:page-number="13" presentation:class="page"/>
          <draw:frame presentation:style-name="pr3" draw:text-style-name="P30"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1)</text:span></text:p>
          </draw:text-box>
        </draw:frame>
        <draw:custom-shape draw:style-name="gr69" draw:text-style-name="P41" xml:id="id18" draw:id="id18"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8" draw:end-shape="id18" svg:d="M8763 5842z" svg:viewBox="0 0 1 1">
          <text:p/>
        </draw:connector>
        <draw:connector draw:style-name="gr11" draw:text-style-name="P9" draw:layer="layout" draw:type="line" svg:x1="8.763cm" svg:y1="5.842cm" svg:x2="8.763cm" svg:y2="5.842cm" draw:start-shape="id18" draw:end-shape="id18" svg:d="M8763 5842z" svg:viewBox="0 0 1 1">
          <text:p/>
        </draw:connector>
        <draw:line draw:style-name="gr70" draw:text-style-name="P9" draw:layer="layout" svg:x1="7.874cm" svg:y1="15.24cm" svg:x2="9.652cm" svg:y2="15.24cm">
          <text:p/>
        </draw:line>
        <draw:line draw:style-name="gr70" draw:text-style-name="P9" draw:layer="layout" svg:x1="7.874cm" svg:y1="13.716cm" svg:x2="9.652cm" svg:y2="13.716cm">
          <text:p/>
        </draw:line>
        <draw:line draw:style-name="gr70" draw:text-style-name="P9" draw:layer="layout" svg:x1="7.874cm" svg:y1="12.192cm" svg:x2="9.652cm" svg:y2="12.192cm">
          <text:p/>
        </draw:line>
        <draw:line draw:style-name="gr70" draw:text-style-name="P9" draw:layer="layout" svg:x1="7.874cm" svg:y1="10.668cm" svg:x2="9.652cm" svg:y2="10.668cm">
          <text:p/>
        </draw:line>
        <draw:line draw:style-name="gr70" draw:text-style-name="P9" draw:layer="layout" svg:x1="7.874cm" svg:y1="8.89cm" svg:x2="9.652cm" svg:y2="8.89cm">
          <text:p/>
        </draw:line>
        <draw:line draw:style-name="gr70" draw:text-style-name="P9" draw:layer="layout" svg:x1="7.874cm" svg:y1="7.366cm" svg:x2="9.652cm" svg:y2="7.366cm">
          <text:p/>
        </draw:line>
        <draw:line draw:style-name="gr70" draw:text-style-name="P9" draw:layer="layout" svg:x1="7.874cm" svg:y1="16.764cm" svg:x2="9.652cm" svg:y2="16.764cm">
          <text:p/>
        </draw:line>
        <draw:frame draw:style-name="gr71" draw:text-style-name="P37" draw:layer="layout" svg:width="4.826cm" svg:height="1.673cm" svg:x="6.604cm" svg:y="3.915cm">
          <draw:text-box>
            <text:p>Array of node's pointer</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1" draw:text-style-name="P37" draw:layer="layout" svg:width="4.826cm" svg:height="0.962cm" draw:transform="rotate (-1.56765473414131) translate (11.923cm 8.633cm)">
          <draw:text-box>
            <text:p>Window's size</text:p>
          </draw:text-box>
        </draw:frame>
        <draw:custom-shape draw:style-name="gr72" draw:text-style-name="P42" draw:layer="layout" svg:width="10.16cm" svg:height="13.97cm" svg:x="14.986cm" svg:y="4.826cm">
          <text:p/>
          <draw:enhanced-geometry svg:viewBox="0 0 21600 21600" draw:type="rectangle" draw:enhanced-path="M 0 0 L 21600 0 21600 21600 0 21600 0 0 Z N"/>
        </draw:custom-shape>
        <draw:frame draw:style-name="gr61" draw:text-style-name="P43" draw:layer="layout" svg:width="3.048cm" svg:height="0.962cm" svg:x="18.796cm" svg:y="10.922cm">
          <draw:text-box>
            <text:p><text:span text:style-name="T22">Memory</text:span></text:p>
          </draw:text-box>
        </draw:frame>
        <draw:line draw:style-name="gr73" draw:text-style-name="P9" draw:layer="layout" svg:x1="8.89cm" svg:y1="6.858cm" svg:x2="15.748cm" svg:y2="5.842cm">
          <text:p/>
        </draw:line>
        <draw:line draw:style-name="gr73" draw:text-style-name="P9" draw:layer="layout" svg:x1="9.144cm" svg:y1="8.382cm" svg:x2="15.748cm" svg:y2="7.62cm">
          <text:p/>
        </draw:line>
        <draw:line draw:style-name="gr73" draw:text-style-name="P9" draw:layer="layout" svg:x1="8.89cm" svg:y1="9.906cm" svg:x2="16.002cm" svg:y2="9.144cm">
          <text:p/>
        </draw:line>
        <draw:line draw:style-name="gr73" draw:text-style-name="P9" draw:layer="layout" svg:x1="9.144cm" svg:y1="11.43cm" svg:x2="16.002cm" svg:y2="10.922cm">
          <text:p/>
        </draw:line>
        <draw:line draw:style-name="gr73" draw:text-style-name="P9" draw:layer="layout" svg:x1="8.89cm" svg:y1="12.954cm" svg:x2="16.002cm" svg:y2="12.192cm">
          <text:p/>
        </draw:line>
        <draw:line draw:style-name="gr73" draw:text-style-name="P9" draw:layer="layout" svg:x1="8.89cm" svg:y1="14.732cm" svg:x2="16.002cm" svg:y2="13.97cm">
          <text:p/>
        </draw:line>
        <draw:line draw:style-name="gr73" draw:text-style-name="P9" draw:layer="layout" svg:x1="8.89cm" svg:y1="16.002cm" svg:x2="16.002cm" svg:y2="16.002cm">
          <text:p/>
        </draw:line>
        <draw:line draw:style-name="gr73" draw:text-style-name="P9" draw:layer="layout" svg:x1="8.89cm" svg:y1="17.526cm" svg:x2="16.002cm" svg:y2="17.78cm">
          <text:p/>
        </draw:line>
        <draw:frame draw:style-name="gr61" draw:text-style-name="P37" draw:layer="layout" svg:width="2.54cm" svg:height="0.962cm" svg:x="19.304cm" svg:y="3.556cm">
          <draw:text-box>
            <text:p>nodes</text:p>
          </draw:text-box>
        </draw:frame>
        <draw:line draw:style-name="gr74" draw:text-style-name="P9" draw:layer="layout" svg:x1="23.114cm" svg:y1="4.826cm" svg:x2="23.114cm" svg:y2="18.796cm">
          <text:p/>
        </draw:line>
        <draw:line draw:style-name="gr75" draw:text-style-name="P9" draw:layer="layout" svg:x1="14.986cm" svg:y1="6.604cm" svg:x2="25.146cm" svg:y2="6.604cm">
          <text:p/>
        </draw:line>
        <draw:line draw:style-name="gr75" draw:text-style-name="P9" draw:layer="layout" svg:x1="14.986cm" svg:y1="17.272cm" svg:x2="25.146cm" svg:y2="17.272cm">
          <text:p/>
        </draw:line>
        <draw:line draw:style-name="gr75" draw:text-style-name="P9" draw:layer="layout" svg:x1="14.986cm" svg:y1="15.24cm" svg:x2="25.146cm" svg:y2="15.24cm">
          <text:p/>
        </draw:line>
        <draw:line draw:style-name="gr75" draw:text-style-name="P9" draw:layer="layout" svg:x1="14.986cm" svg:y1="13.462cm" svg:x2="25.146cm" svg:y2="13.462cm">
          <text:p/>
        </draw:line>
        <draw:line draw:style-name="gr75" draw:text-style-name="P9" draw:layer="layout" svg:x1="14.986cm" svg:y1="11.684cm" svg:x2="25.146cm" svg:y2="11.684cm">
          <text:p/>
        </draw:line>
        <draw:line draw:style-name="gr75" draw:text-style-name="P9" draw:layer="layout" svg:x1="14.986cm" svg:y1="9.906cm" svg:x2="25.146cm" svg:y2="9.906cm">
          <text:p/>
        </draw:line>
        <draw:line draw:style-name="gr75" draw:text-style-name="P9" draw:layer="layout" svg:x1="14.986cm" svg:y1="8.382cm" svg:x2="25.146cm" svg:y2="8.382cm">
          <text:p/>
        </draw:line>
        <draw:frame draw:style-name="gr61" draw:text-style-name="P37" draw:layer="layout" svg:width="5.588cm" svg:height="0.962cm" svg:x="22.098cm" svg:y="3.048cm">
          <draw:text-box>
            <text:p>NextNode pointer</text:p>
          </draw:text-box>
        </draw:frame>
        <draw:line draw:style-name="gr60" draw:text-style-name="P9" draw:layer="layout" svg:x1="24.638cm" svg:y1="4.01cm" svg:x2="24.384cm" svg:y2="4.572cm">
          <text:p/>
        </draw:line>
        <draw:frame draw:style-name="gr61" draw:text-style-name="P37" draw:layer="layout" svg:width="0.762cm" svg:height="0.962cm" svg:x="8.382cm" svg:y="9.398cm">
          <draw:text-box>
            <text:p>i</text:p>
          </draw:text-box>
        </draw:frame>
        <draw:frame draw:style-name="gr61" draw:text-style-name="P37" draw:layer="layout" svg:width="1.524cm" svg:height="0.962cm" svg:x="8.128cm" svg:y="10.922cm">
          <draw:text-box>
            <text:p>i+1</text:p>
          </draw:text-box>
        </draw:frame>
        <draw:line draw:style-name="gr76" draw:text-style-name="P9" draw:layer="layout" svg:x1="24.13cm" svg:y1="7.62cm" svg:x2="16.764cm" svg:y2="9.144cm">
          <text:p/>
        </draw:line>
        <draw:line draw:style-name="gr76" draw:text-style-name="P9" draw:layer="layout" svg:x1="24.13cm" svg:y1="9.144cm" svg:x2="16.51cm" svg:y2="10.922cm">
          <text:p/>
        </draw:line>
        <draw:line draw:style-name="gr76" draw:text-style-name="P9" draw:layer="layout" svg:x1="24.13cm" svg:y1="10.668cm" svg:x2="16.51cm" svg:y2="12.446cm">
          <text:p/>
        </draw:line>
        <draw:frame draw:style-name="gr77" draw:text-style-name="P44" draw:layer="layout" svg:width="6.604cm" svg:height="1.524cm" svg:x="0.508cm" svg:y="6.858cm">
          <draw:text-box>
            <text:p><text:span text:style-name="T23">Generic state</text:span></text:p>
          </draw:text-box>
        </draw:frame>
        <presentation:notes draw:style-name="dp2">
          <draw:page-thumbnail draw:style-name="gr1" draw:layer="layout" svg:width="14.848cm" svg:height="11.136cm" svg:x="3.075cm" svg:y="2.257cm" draw:page-number="14" presentation:class="page"/>
          <draw:frame presentation:style-name="pr3" draw:text-style-name="P30"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69" draw:text-style-name="P41" xml:id="id19" draw:id="id19"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9" draw:end-shape="id19" svg:d="M8763 5842z" svg:viewBox="0 0 1 1">
          <text:p/>
        </draw:connector>
        <draw:connector draw:style-name="gr11" draw:text-style-name="P9" draw:layer="layout" draw:type="line" svg:x1="8.763cm" svg:y1="5.842cm" svg:x2="8.763cm" svg:y2="5.842cm" draw:start-shape="id19" draw:end-shape="id19" svg:d="M8763 5842z" svg:viewBox="0 0 1 1">
          <text:p/>
        </draw:connector>
        <draw:line draw:style-name="gr70" draw:text-style-name="P9" draw:layer="layout" svg:x1="7.874cm" svg:y1="15.24cm" svg:x2="9.652cm" svg:y2="15.24cm">
          <text:p/>
        </draw:line>
        <draw:line draw:style-name="gr70" draw:text-style-name="P9" draw:layer="layout" svg:x1="7.874cm" svg:y1="13.716cm" svg:x2="9.652cm" svg:y2="13.716cm">
          <text:p/>
        </draw:line>
        <draw:line draw:style-name="gr70" draw:text-style-name="P9" draw:layer="layout" svg:x1="7.874cm" svg:y1="12.192cm" svg:x2="9.652cm" svg:y2="12.192cm">
          <text:p/>
        </draw:line>
        <draw:line draw:style-name="gr70" draw:text-style-name="P9" draw:layer="layout" svg:x1="7.874cm" svg:y1="10.668cm" svg:x2="9.652cm" svg:y2="10.668cm">
          <text:p/>
        </draw:line>
        <draw:line draw:style-name="gr70" draw:text-style-name="P9" draw:layer="layout" svg:x1="7.874cm" svg:y1="8.89cm" svg:x2="9.652cm" svg:y2="8.89cm">
          <text:p/>
        </draw:line>
        <draw:line draw:style-name="gr70" draw:text-style-name="P9" draw:layer="layout" svg:x1="7.874cm" svg:y1="7.366cm" svg:x2="9.652cm" svg:y2="7.366cm">
          <text:p/>
        </draw:line>
        <draw:line draw:style-name="gr70" draw:text-style-name="P9" draw:layer="layout" svg:x1="7.874cm" svg:y1="16.764cm" svg:x2="9.652cm" svg:y2="16.764cm">
          <text:p/>
        </draw:line>
        <draw:frame draw:style-name="gr71" draw:text-style-name="P45" draw:layer="layout" svg:width="4.826cm" svg:height="1.673cm" svg:x="6.604cm" svg:y="3.915cm">
          <draw:text-box>
            <text:p><text:span text:style-name="T24">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1" draw:text-style-name="P45" draw:layer="layout" svg:width="4.826cm" svg:height="0.962cm" draw:transform="rotate (-1.56765473414131) translate (11.923cm 8.633cm)">
          <draw:text-box>
            <text:p><text:span text:style-name="T24">Window's size</text:span></text:p>
          </draw:text-box>
        </draw:frame>
        <draw:custom-shape draw:style-name="gr72" draw:text-style-name="P42" draw:layer="layout" svg:width="10.16cm" svg:height="13.97cm" svg:x="14.986cm" svg:y="4.826cm">
          <text:p/>
          <draw:enhanced-geometry svg:viewBox="0 0 21600 21600" draw:type="rectangle" draw:enhanced-path="M 0 0 L 21600 0 21600 21600 0 21600 0 0 Z N"/>
        </draw:custom-shape>
        <draw:frame draw:style-name="gr61" draw:text-style-name="P46" draw:layer="layout" svg:width="3.048cm" svg:height="0.962cm" svg:x="18.796cm" svg:y="10.922cm">
          <draw:text-box>
            <text:p><text:span text:style-name="T25">Memory</text:span></text:p>
          </draw:text-box>
        </draw:frame>
        <draw:line draw:style-name="gr73" draw:text-style-name="P9" draw:layer="layout" svg:x1="8.89cm" svg:y1="6.858cm" svg:x2="15.748cm" svg:y2="5.842cm">
          <text:p/>
        </draw:line>
        <draw:line draw:style-name="gr73" draw:text-style-name="P9" draw:layer="layout" svg:x1="9.144cm" svg:y1="8.382cm" svg:x2="15.748cm" svg:y2="7.62cm">
          <text:p/>
        </draw:line>
        <draw:line draw:style-name="gr73" draw:text-style-name="P9" draw:layer="layout" svg:x1="8.89cm" svg:y1="9.906cm" svg:x2="16.002cm" svg:y2="9.144cm">
          <text:p/>
        </draw:line>
        <draw:line draw:style-name="gr73" draw:text-style-name="P9" draw:layer="layout" svg:x1="9.144cm" svg:y1="11.43cm" svg:x2="16.002cm" svg:y2="10.922cm">
          <text:p/>
        </draw:line>
        <draw:line draw:style-name="gr73" draw:text-style-name="P9" draw:layer="layout" svg:x1="8.89cm" svg:y1="12.954cm" svg:x2="16.002cm" svg:y2="12.192cm">
          <text:p/>
        </draw:line>
        <draw:line draw:style-name="gr73" draw:text-style-name="P9" draw:layer="layout" svg:x1="8.89cm" svg:y1="14.732cm" svg:x2="16.002cm" svg:y2="13.97cm">
          <text:p/>
        </draw:line>
        <draw:line draw:style-name="gr73" draw:text-style-name="P9" draw:layer="layout" svg:x1="8.89cm" svg:y1="16.002cm" svg:x2="16.002cm" svg:y2="16.002cm">
          <text:p/>
        </draw:line>
        <draw:line draw:style-name="gr73" draw:text-style-name="P9" draw:layer="layout" svg:x1="8.89cm" svg:y1="17.526cm" svg:x2="16.002cm" svg:y2="17.78cm">
          <text:p/>
        </draw:line>
        <draw:frame draw:style-name="gr61" draw:text-style-name="P45" draw:layer="layout" svg:width="2.54cm" svg:height="0.962cm" svg:x="19.304cm" svg:y="3.556cm">
          <draw:text-box>
            <text:p><text:span text:style-name="T24">nodes</text:span></text:p>
          </draw:text-box>
        </draw:frame>
        <draw:line draw:style-name="gr74" draw:text-style-name="P9" draw:layer="layout" svg:x1="23.114cm" svg:y1="4.826cm" svg:x2="23.114cm" svg:y2="18.796cm">
          <text:p/>
        </draw:line>
        <draw:line draw:style-name="gr75" draw:text-style-name="P9" draw:layer="layout" svg:x1="14.986cm" svg:y1="6.604cm" svg:x2="25.146cm" svg:y2="6.604cm">
          <text:p/>
        </draw:line>
        <draw:line draw:style-name="gr75" draw:text-style-name="P9" draw:layer="layout" svg:x1="14.986cm" svg:y1="17.272cm" svg:x2="25.146cm" svg:y2="17.272cm">
          <text:p/>
        </draw:line>
        <draw:line draw:style-name="gr75" draw:text-style-name="P9" draw:layer="layout" svg:x1="14.986cm" svg:y1="15.24cm" svg:x2="25.146cm" svg:y2="15.24cm">
          <text:p/>
        </draw:line>
        <draw:line draw:style-name="gr75" draw:text-style-name="P9" draw:layer="layout" svg:x1="14.986cm" svg:y1="13.462cm" svg:x2="25.146cm" svg:y2="13.462cm">
          <text:p/>
        </draw:line>
        <draw:line draw:style-name="gr75" draw:text-style-name="P9" draw:layer="layout" svg:x1="14.986cm" svg:y1="11.684cm" svg:x2="25.146cm" svg:y2="11.684cm">
          <text:p/>
        </draw:line>
        <draw:line draw:style-name="gr75" draw:text-style-name="P9" draw:layer="layout" svg:x1="14.986cm" svg:y1="9.906cm" svg:x2="25.146cm" svg:y2="9.906cm">
          <text:p/>
        </draw:line>
        <draw:line draw:style-name="gr75" draw:text-style-name="P9" draw:layer="layout" svg:x1="14.986cm" svg:y1="8.382cm" svg:x2="25.146cm" svg:y2="8.382cm">
          <text:p/>
        </draw:line>
        <draw:frame draw:style-name="gr61" draw:text-style-name="P45" draw:layer="layout" svg:width="5.588cm" svg:height="0.962cm" svg:x="22.098cm" svg:y="3.048cm">
          <draw:text-box>
            <text:p><text:span text:style-name="T24">NextNode pointer</text:span></text:p>
          </draw:text-box>
        </draw:frame>
        <draw:line draw:style-name="gr60" draw:text-style-name="P9" draw:layer="layout" svg:x1="24.638cm" svg:y1="4.01cm" svg:x2="24.384cm" svg:y2="4.572cm">
          <text:p/>
        </draw:line>
        <draw:frame presentation:style-name="pr9" draw:text-style-name="P36"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61" draw:text-style-name="P45" draw:layer="layout" svg:width="0.762cm" svg:height="0.962cm" svg:x="8.382cm" svg:y="9.452cm">
          <draw:text-box>
            <text:p><text:span text:style-name="T24">i</text:span></text:p>
          </draw:text-box>
        </draw:frame>
        <draw:frame draw:style-name="gr78" draw:text-style-name="P45" draw:layer="layout" svg:width="1.524cm" svg:height="1.016cm" svg:x="8.128cm" svg:y="10.922cm">
          <draw:text-box>
            <text:p><text:span text:style-name="T24">i+1</text:span></text:p>
          </draw:text-box>
        </draw:frame>
        <draw:line draw:style-name="gr79" draw:text-style-name="P9" draw:layer="layout" svg:x1="24.13cm" svg:y1="7.62cm" svg:x2="16.764cm" svg:y2="10.668cm">
          <text:p/>
        </draw:line>
        <draw:line draw:style-name="gr76" draw:text-style-name="P9" draw:layer="layout" svg:x1="24.13cm" svg:y1="10.668cm" svg:x2="16.51cm" svg:y2="12.446cm">
          <text:p/>
        </draw:line>
        <presentation:notes draw:style-name="dp2">
          <draw:page-thumbnail draw:style-name="gr1" draw:layer="layout" svg:width="14.848cm" svg:height="11.136cm" svg:x="3.075cm" svg:y="2.257cm" draw:page-number="15" presentation:class="page"/>
          <draw:frame presentation:style-name="pr3" draw:text-style-name="P30"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69" draw:text-style-name="P41" xml:id="id20" draw:id="id20"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20" draw:end-shape="id20" svg:d="M8763 5842z" svg:viewBox="0 0 1 1">
          <text:p/>
        </draw:connector>
        <draw:connector draw:style-name="gr11" draw:text-style-name="P9" draw:layer="layout" draw:type="line" svg:x1="8.763cm" svg:y1="5.842cm" svg:x2="8.763cm" svg:y2="5.842cm" draw:start-shape="id20" draw:end-shape="id20" svg:d="M8763 5842z" svg:viewBox="0 0 1 1">
          <text:p/>
        </draw:connector>
        <draw:line draw:style-name="gr70" draw:text-style-name="P9" draw:layer="layout" svg:x1="7.874cm" svg:y1="15.24cm" svg:x2="9.652cm" svg:y2="15.24cm">
          <text:p/>
        </draw:line>
        <draw:line draw:style-name="gr70" draw:text-style-name="P9" draw:layer="layout" svg:x1="7.874cm" svg:y1="13.716cm" svg:x2="9.652cm" svg:y2="13.716cm">
          <text:p/>
        </draw:line>
        <draw:line draw:style-name="gr70" draw:text-style-name="P9" draw:layer="layout" svg:x1="7.874cm" svg:y1="12.192cm" svg:x2="9.652cm" svg:y2="12.192cm">
          <text:p/>
        </draw:line>
        <draw:line draw:style-name="gr70" draw:text-style-name="P9" draw:layer="layout" svg:x1="7.874cm" svg:y1="10.668cm" svg:x2="9.652cm" svg:y2="10.668cm">
          <text:p/>
        </draw:line>
        <draw:line draw:style-name="gr70" draw:text-style-name="P9" draw:layer="layout" svg:x1="7.874cm" svg:y1="8.89cm" svg:x2="9.652cm" svg:y2="8.89cm">
          <text:p/>
        </draw:line>
        <draw:line draw:style-name="gr70" draw:text-style-name="P9" draw:layer="layout" svg:x1="7.874cm" svg:y1="7.366cm" svg:x2="9.652cm" svg:y2="7.366cm">
          <text:p/>
        </draw:line>
        <draw:line draw:style-name="gr70" draw:text-style-name="P9" draw:layer="layout" svg:x1="7.874cm" svg:y1="16.764cm" svg:x2="9.652cm" svg:y2="16.764cm">
          <text:p/>
        </draw:line>
        <draw:frame draw:style-name="gr71" draw:text-style-name="P45" draw:layer="layout" svg:width="4.826cm" svg:height="1.673cm" svg:x="6.604cm" svg:y="3.915cm">
          <draw:text-box>
            <text:p><text:span text:style-name="T24">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61" draw:text-style-name="P45" draw:layer="layout" svg:width="4.826cm" svg:height="0.962cm" draw:transform="rotate (-1.56765473414131) translate (11.923cm 8.633cm)">
          <draw:text-box>
            <text:p><text:span text:style-name="T24">Window's size</text:span></text:p>
          </draw:text-box>
        </draw:frame>
        <draw:custom-shape draw:style-name="gr72" draw:text-style-name="P42" draw:layer="layout" svg:width="10.16cm" svg:height="13.97cm" svg:x="14.986cm" svg:y="4.826cm">
          <text:p/>
          <draw:enhanced-geometry svg:viewBox="0 0 21600 21600" draw:type="rectangle" draw:enhanced-path="M 0 0 L 21600 0 21600 21600 0 21600 0 0 Z N"/>
        </draw:custom-shape>
        <draw:frame draw:style-name="gr61" draw:text-style-name="P46" draw:layer="layout" svg:width="3.048cm" svg:height="0.962cm" svg:x="18.796cm" svg:y="10.922cm">
          <draw:text-box>
            <text:p><text:span text:style-name="T25">Memory</text:span></text:p>
          </draw:text-box>
        </draw:frame>
        <draw:line draw:style-name="gr73" draw:text-style-name="P9" draw:layer="layout" svg:x1="8.89cm" svg:y1="6.604cm" svg:x2="15.748cm" svg:y2="5.842cm">
          <text:p/>
        </draw:line>
        <draw:line draw:style-name="gr73" draw:text-style-name="P9" draw:layer="layout" svg:x1="8.636cm" svg:y1="8.128cm" svg:x2="15.748cm" svg:y2="7.366cm">
          <text:p/>
        </draw:line>
        <draw:line draw:style-name="gr73" draw:text-style-name="P9" draw:layer="layout" svg:x1="8.89cm" svg:y1="9.906cm" svg:x2="16.002cm" svg:y2="9.144cm">
          <text:p/>
        </draw:line>
        <draw:line draw:style-name="gr73" draw:text-style-name="P9" draw:layer="layout" svg:x1="9.144cm" svg:y1="11.43cm" svg:x2="15.748cm" svg:y2="10.668cm">
          <text:p/>
        </draw:line>
        <draw:line draw:style-name="gr73" draw:text-style-name="P9" draw:layer="layout" svg:x1="8.89cm" svg:y1="12.954cm" svg:x2="15.748cm" svg:y2="12.446cm">
          <text:p/>
        </draw:line>
        <draw:line draw:style-name="gr73" draw:text-style-name="P9" draw:layer="layout" svg:x1="8.636cm" svg:y1="14.478cm" svg:x2="16.002cm" svg:y2="13.97cm">
          <text:p/>
        </draw:line>
        <draw:line draw:style-name="gr73" draw:text-style-name="P9" draw:layer="layout" svg:x1="8.89cm" svg:y1="16.002cm" svg:x2="16.002cm" svg:y2="16.002cm">
          <text:p/>
        </draw:line>
        <draw:line draw:style-name="gr73" draw:text-style-name="P9" draw:layer="layout" svg:x1="8.89cm" svg:y1="17.526cm" svg:x2="16.002cm" svg:y2="17.78cm">
          <text:p/>
        </draw:line>
        <draw:frame draw:style-name="gr61" draw:text-style-name="P45" draw:layer="layout" svg:width="2.54cm" svg:height="0.962cm" svg:x="19.304cm" svg:y="3.556cm">
          <draw:text-box>
            <text:p><text:span text:style-name="T24">nodes</text:span></text:p>
          </draw:text-box>
        </draw:frame>
        <draw:line draw:style-name="gr74" draw:text-style-name="P9" draw:layer="layout" svg:x1="23.114cm" svg:y1="4.826cm" svg:x2="23.114cm" svg:y2="18.796cm">
          <text:p/>
        </draw:line>
        <draw:line draw:style-name="gr75" draw:text-style-name="P9" draw:layer="layout" svg:x1="14.986cm" svg:y1="6.604cm" svg:x2="25.146cm" svg:y2="6.604cm">
          <text:p/>
        </draw:line>
        <draw:line draw:style-name="gr75" draw:text-style-name="P9" draw:layer="layout" svg:x1="14.986cm" svg:y1="17.272cm" svg:x2="25.146cm" svg:y2="17.272cm">
          <text:p/>
        </draw:line>
        <draw:line draw:style-name="gr75" draw:text-style-name="P9" draw:layer="layout" svg:x1="14.986cm" svg:y1="15.24cm" svg:x2="25.146cm" svg:y2="15.24cm">
          <text:p/>
        </draw:line>
        <draw:line draw:style-name="gr75" draw:text-style-name="P9" draw:layer="layout" svg:x1="14.986cm" svg:y1="13.462cm" svg:x2="25.146cm" svg:y2="13.462cm">
          <text:p/>
        </draw:line>
        <draw:line draw:style-name="gr75" draw:text-style-name="P9" draw:layer="layout" svg:x1="14.986cm" svg:y1="11.684cm" svg:x2="25.146cm" svg:y2="11.684cm">
          <text:p/>
        </draw:line>
        <draw:line draw:style-name="gr75" draw:text-style-name="P9" draw:layer="layout" svg:x1="14.986cm" svg:y1="9.906cm" svg:x2="25.146cm" svg:y2="9.906cm">
          <text:p/>
        </draw:line>
        <draw:line draw:style-name="gr75" draw:text-style-name="P9" draw:layer="layout" svg:x1="14.986cm" svg:y1="8.382cm" svg:x2="25.146cm" svg:y2="8.382cm">
          <text:p/>
        </draw:line>
        <draw:frame draw:style-name="gr61" draw:text-style-name="P45" draw:layer="layout" svg:width="5.588cm" svg:height="0.962cm" svg:x="22.098cm" svg:y="3.048cm">
          <draw:text-box>
            <text:p><text:span text:style-name="T24">NextNode pointer</text:span></text:p>
          </draw:text-box>
        </draw:frame>
        <draw:line draw:style-name="gr60" draw:text-style-name="P9" draw:layer="layout" svg:x1="24.638cm" svg:y1="4.01cm" svg:x2="24.384cm" svg:y2="4.572cm">
          <text:p/>
        </draw:line>
        <draw:frame presentation:style-name="pr10" draw:text-style-name="P47"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61" draw:text-style-name="P45" draw:layer="layout" svg:width="0.762cm" svg:height="0.962cm" svg:x="8.382cm" svg:y="9.452cm">
          <draw:text-box>
            <text:p><text:span text:style-name="T24">i</text:span></text:p>
          </draw:text-box>
        </draw:frame>
        <draw:frame draw:style-name="gr78" draw:text-style-name="P45" draw:layer="layout" svg:width="1.524cm" svg:height="1.016cm" svg:x="8.128cm" svg:y="10.922cm">
          <draw:text-box>
            <text:p><text:span text:style-name="T24">i+1</text:span></text:p>
          </draw:text-box>
        </draw:frame>
        <draw:line draw:style-name="gr79" draw:text-style-name="P9" draw:layer="layout" svg:x1="24.13cm" svg:y1="7.62cm" svg:x2="16.764cm" svg:y2="10.668cm">
          <text:p/>
        </draw:line>
        <draw:line draw:style-name="gr76" draw:text-style-name="P9" draw:layer="layout" svg:x1="24.13cm" svg:y1="10.668cm" svg:x2="16.51cm" svg:y2="12.446cm">
          <text:p/>
        </draw:line>
        <draw:frame draw:style-name="gr78" draw:text-style-name="P45" draw:layer="layout" svg:width="1.524cm" svg:height="1.016cm" svg:x="8.128cm" svg:y="12.446cm">
          <draw:text-box>
            <text:p><text:span text:style-name="T24">i+2</text:span></text:p>
          </draw:text-box>
        </draw:frame>
        <draw:line draw:style-name="gr80" draw:text-style-name="P9" draw:layer="layout" svg:x1="24.13cm" svg:y1="12.954cm" svg:x2="16.51cm" svg:y2="9.398cm">
          <text:p/>
        </draw:line>
        <draw:frame draw:style-name="gr61" draw:text-style-name="P39" draw:layer="layout" svg:width="2.54cm" svg:height="0.962cm" svg:x="2.032cm" svg:y="12.192cm">
          <draw:text-box>
            <text:p><text:span text:style-name="T20">Hence</text:span></text:p>
          </draw:text-box>
        </draw:frame>
        <draw:frame presentation:style-name="pr11" draw:text-style-name="P48"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0"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Next season: Things I'd like to do</text:span></text:p>
          </draw:text-box>
        </draw:frame>
        <draw:frame presentation:style-name="pr8" draw:text-style-name="P33"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04T17:06:19.454675020</dc:date>
    <meta:editing-duration>P1DT21H56M15S</meta:editing-duration>
    <meta:editing-cycles>50</meta:editing-cycles>
    <meta:generator>LibreOffice/7.4.1.2$MacOSX_X86_64 LibreOffice_project/3c58a8f3a960df8bc8fd77b461821e42c061c5f0</meta:generator>
    <meta:printed-by>marco </meta:printed-by>
    <meta:print-date>2016-02-07T15:48:58.958122616</meta:print-date>
    <meta:document-statistic meta:object-count="400"/>
  </office:meta>
</office:document-meta>
</file>